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206c7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8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206c7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206c7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text-align="start" style:justify-single-word="false" style:writing-mode="lr-tb"/>
    </style:style>
    <style:style style:name="P128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206c7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1c11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3e9ce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1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1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4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4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4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4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4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4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6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6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6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6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6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6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7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3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3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3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86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399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400" style:family="paragraph" style:parent-style-name="Standard" style:list-style-name="L4">
      <style:paragraph-properties fo:margin-top="0cm" fo:margin-bottom="0cm" style:contextual-spacing="false" fo:line-height="115%"/>
    </style:style>
    <style:style style:name="P401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4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12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13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16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18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19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22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23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24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25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26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27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28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29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30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31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32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33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34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35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36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37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38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39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40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41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42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43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44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45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46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47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48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49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50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51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52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53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54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55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56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57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58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59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60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61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62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63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64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65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66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67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68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69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70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71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72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73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74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75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76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77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P478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7" style:family="text">
      <style:text-properties officeooo:rsid="014cd9a7"/>
    </style:style>
    <style:style style:name="T208" style:family="text">
      <style:text-properties officeooo:rsid="014cf3b1"/>
    </style:style>
    <style:style style:name="T209" style:family="text">
      <style:text-properties officeooo:rsid="014f9b8e"/>
    </style:style>
    <style:style style:name="T210" style:family="text">
      <style:text-properties officeooo:rsid="015206c7"/>
    </style:style>
    <style:style style:name="T211" style:family="text">
      <style:text-properties officeooo:rsid="01531c11"/>
    </style:style>
    <style:style style:name="T212" style:family="text">
      <style:text-properties officeooo:rsid="0153e9c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T200"/></text:p>
      <text:p text:style-name="P88"><text:span text:style-name="T200">LARUS</text:span><text:span text:style-name="T199"> FrontEnd </text:span>Release Notes </text:p>
      <text:p text:style-name="P1"/>
      <text:p text:style-name="P401"><text:span text:style-name="T211">1</text:span><text:span text:style-name="T212">4</text:span><text:span text:style-name="T209">.05</text:span><text:span text:style-name="T163">.2022 Version </text:span><text:span text:style-name="T179">1.</text:span><text:span text:style-name="T189">2.</text:span><text:span text:style-name="T212">42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401"/>
      <text:list xml:id="list1153007462" text:style-name="L1">
        <text:list-item>
          <text:p text:style-name="P131"><text:span text:style-name="T211">Änderung </text:span><text:span text:style-name="T212">an Routinue Physics/Calc_Ceiling : TempCoeff jetzt als Parameterzahl</text:span></text:p>
        </text:list-item>
        <text:list-item>
          <text:p text:style-name="P131"><text:span text:style-name="T211">am Feld </text:span>: &lt;RelHumidity_Offset&gt; »»»» &lt;<text:span text:style-name="T211">TempCoefficient&gt;</text:span></text:p>
          <text:list>
            <text:list-item>
              <text:p text:style-name="P131">Generic_Const.h</text:p>
            </text:list-item>
            <text:list-item>
              <text:p text:style-name="P131">Generic_Types.h</text:p>
            </text:list-item>
            <text:list-item>
              <text:p text:style-name="P131">Generic_FieldDescriptors.c</text:p>
            </text:list-item>
            <text:list-item>
              <text:p text:style-name="P131">CAN_Data_Digester.c</text:p>
            </text:list-item>
          </text:list>
        </text:list-item>
        <text:list-item>
          <text:p text:style-name="P133"><text:span text:style-name="T212">Text_String BLVersioin eliminiert : Gehört in BL</text:span></text:p>
        </text:list-item>
        <text:list-item>
          <text:p text:style-name="P239">task_AudioController.c : </text:p>
          <text:list>
            <text:list-item>
              <text:p text:style-name="P239">Wenn onGround »» Volume =0</text:p>
            </text:list-item>
            <text:list-item>
              <text:p text:style-name="P239">&lt;g_CANBus_AudioDataXfer_established&gt; statt &lt;g_CANBus_SensorDataXfer_established&gt;</text:p>
            </text:list-item>
          </text:list>
        </text:list-item>
      </text:list>
      <text:p text:style-name="P135"/>
      <text:p text:style-name="P136"/>
      <text:p text:style-name="P401"><text:span text:style-name="T211">12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1">9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401"/>
      <text:list xml:id="list114459842146299" text:continue-numbering="true" text:style-name="L1">
        <text:list-item>
          <text:p text:style-name="P131"><text:span text:style-name="T211">Änderung am Feld </text:span>: &lt;RelHumidity_Offset&gt; »»»» &lt;<text:span text:style-name="T211">TempCoefficient&gt;</text:span></text:p>
          <text:list>
            <text:list-item>
              <text:p text:style-name="P131">Generic_Const.h</text:p>
            </text:list-item>
            <text:list-item>
              <text:p text:style-name="P131">Generic_Types.h</text:p>
            </text:list-item>
            <text:list-item>
              <text:p text:style-name="P131">Generic_FieldDescriptors.c</text:p>
            </text:list-item>
            <text:list-item>
              <text:p text:style-name="P131">CAN_Data_Digester.c</text:p>
            </text:list-item>
          </text:list>
        </text:list-item>
        <text:list-item>
          <text:p text:style-name="P133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133">task_CAN_Bus_Receiver.c : &lt;Sensor_Version_TXT&gt; und &lt;BootLoader_Version_TXT&gt; neu eingeführt und auf 0x00000000 gesetzt</text:p>
        </text:list-item>
      </text:list>
      <text:p text:style-name="P135"/>
      <text:p text:style-name="P136"/>
      <text:p text:style-name="P401"><text:span text:style-name="T209">0</text:span><text:span text:style-name="T210">7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0">5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84"/>
      <text:list xml:id="list114460371570521" text:continue-numbering="true" text:style-name="L1">
        <text:list-item>
          <text:p text:style-name="P130">Einführung neues Feld : &lt;RelHumidity_Offset&gt;</text:p>
          <text:list>
            <text:list-item>
              <text:p text:style-name="P130">Generic_Const.h</text:p>
            </text:list-item>
            <text:list-item>
              <text:p text:style-name="P130">Generic_Types.h</text:p>
            </text:list-item>
            <text:list-item>
              <text:p text:style-name="P130">Generic_FieldDescriptors.c</text:p>
            </text:list-item>
            <text:list-item>
              <text:p text:style-name="P130">CAN_Data_Digester.c</text:p>
            </text:list-item>
          </text:list>
        </text:list-item>
      </text:list>
      <text:p text:style-name="P124"/>
      <text:p text:style-name="P126"/>
      <text:p text:style-name="P84"><text:span text:style-name="T209">06.05</text:span><text:span text:style-name="T163">.2022 Version </text:span><text:span text:style-name="T179">1.</text:span><text:span text:style-name="T189">2.</text:span><text:span text:style-name="T208">3</text:span><text:span text:style-name="T209">4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80"/>
      <text:list xml:id="list114461660936594" text:continue-numbering="true" text:style-name="L1">
        <text:list-item>
          <text:p text:style-name="P134">Korrekturen an &lt;Physics.c – Calc_Ceiling&gt;</text:p>
          <text:list>
            <text:list-item>
              <text:p text:style-name="P134">Ergebnis nicht befriedigend</text:p>
            </text:list-item>
          </text:list>
        </text:list-item>
        <text:list-item>
          <text:p text:style-name="P134">Einführung „Alert_5“ für Start_Situation, hat zur Folge, dass während des Starts keine Skalenumschaltung stattfindet, Hintergrundfarbe während des Starts ist jetzt blau</text:p>
          <text:list>
            <text:list-item>
              <text:p text:style-name="P134">Generic_Const.h</text:p>
            </text:list-item>
            <text:list-item>
              <text:p text:style-name="P134">Graphics_Lib.c</text:p>
            </text:list-item>
            <text:list-item>
              <text:p text:style-name="P134"><text:soft-page-break/>CAN_Data_Digester.c</text:p>
            </text:list-item>
          </text:list>
        </text:list-item>
        <text:list-item>
          <text:p text:style-name="P134">Graphics_Lib.c : Ausgabe „no GPS data“ wenn GPS keinen Fix hat</text:p>
        </text:list-item>
        <text:list-item>
          <text:p text:style-name="P134">task_ImageBuilder.c : Rearrangement in den Pop Up Windows</text:p>
          <text:p text:style-name="P137"/>
        </text:list-item>
      </text:list>
      <text:p text:style-name="P120"/>
      <text:p text:style-name="P82"><text:span text:style-name="T208">28</text:span><text:span text:style-name="T194">.04</text:span><text:span text:style-name="T163">.2022 Version </text:span><text:span text:style-name="T179">1.</text:span><text:span text:style-name="T189">2.</text:span><text:span text:style-name="T208">31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82"/>
      <text:list xml:id="list114461410192608" text:continue-numbering="true" text:style-name="L1">
        <text:list-item>
          <text:p text:style-name="P141">Routine &lt;RotateFlatCoordinates&gt; : <text:line-break/>&lt;portable_round_2wards_zero&gt; stattt &lt;portable_round_2_n_decmls&gt;</text:p>
        </text:list-item>
        <text:list-item>
          <text:p text:style-name="P141">Neues Feld &lt;c_UtilityBoardConnected&gt;, konfigurierbar</text:p>
        </text:list-item>
        <text:list-item>
          <text:p text:style-name="P141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41">FieldDescriptors.c : </text:p>
          <text:list>
            <text:list-item>
              <text:p text:style-name="P141">Reihenfolge der Programme geändert</text:p>
            </text:list-item>
            <text:list-item>
              <text:p text:style-name="P141">neues Feld &lt;UtilityBoardConnected&gt;</text:p>
            </text:list-item>
            <text:list-item>
              <text:p text:style-name="P141">Feld &lt;SlipAngle&gt; ergänzt, hat gefehlt !!</text:p>
            </text:list-item>
          </text:list>
        </text:list-item>
        <text:list-item>
          <text:p text:style-name="P142">CAN_Data_Digester : <text:span text:style-name="T208">&lt;g_SensorSystemStatusChangeCounter&gt; </text:span>von 200 auf 50</text:p>
        </text:list-item>
        <text:list-item>
          <text:p text:style-name="P142">Config_Lib.c : &lt;g_ConfigData.UtilityBoardConnected&gt;</text:p>
          <text:p text:style-name="P138"/>
        </text:list-item>
      </text:list>
      <text:p text:style-name="P122"/>
      <text:p text:style-name="P82"><text:span text:style-name="T201">1</text:span><text:span text:style-name="T207">9</text:span><text:span text:style-name="T194">.04</text:span><text:span text:style-name="T163">.2022 Version </text:span><text:span text:style-name="T179">1.</text:span><text:span text:style-name="T189">2.</text:span><text:span text:style-name="T204">2</text:span><text:span text:style-name="T207">7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81"/>
      <text:list xml:id="list114460227827370" text:continue-numbering="true" text:style-name="L1">
        <text:list-item>
          <text:p text:style-name="P143">Neues Programm : </text:p>
          <text:list>
            <text:list-item>
              <text:p text:style-name="P143">c_Sensor_Check : Zeigt an, welche Sensoren aktiv sind</text:p>
            </text:list-item>
            <text:list-item>
              <text:p text:style-name="P144">Definitionen dazu in Generic_CAN_Bus_Ids.h</text:p>
            </text:list-item>
          </text:list>
        </text:list-item>
        <text:list-item>
          <text:p text:style-name="P375"><text:span text:style-name="T83">R</text:span><text:span text:style-name="T75">eorganisation der Normal-Mode-Programme</text:span></text:p>
        </text:list-item>
        <text:list-item>
          <text:p text:style-name="P376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377">Definition eines neuen FeldTyps : c_Sensor_Bits</text:p>
        </text:list-item>
        <text:list-item>
          <text:p text:style-name="P377">Einführung des Feld BL_Version</text:p>
        </text:list-item>
        <text:list-item>
          <text:p text:style-name="P377">PrgNav_Lib.c : idx_field_descr Reorganisation</text:p>
        </text:list-item>
        <text:list-item>
          <text:p text:style-name="P377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21"/>
      <text:p text:style-name="P121"/>
      <text:p text:style-name="P81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114459972673350" text:continue-numbering="true" text:style-name="L1">
        <text:list-item>
          <text:p text:style-name="P139">Fehler in task_BackGround.c : Speicherung im EEProm erfolgte alle 15 sec, die Prüfung auf Änderungen an g_ConfigData war fehlerhaft, immer positiv</text:p>
        </text:list-item>
        <text:list-item>
          <text:p text:style-name="P139">Erweiterung von &lt;portable_strcmp&gt; : Zeigt jetzt an bei welchem Byte im String der erste Unterschied gefunden wurde</text:p>
        </text:list-item>
        <text:list-item>
          <text:p text:style-name="P139">Generic_Common : </text:p>
          <text:list>
            <text:list-item>
              <text:p text:style-name="P139">jetzt unterschiedliche Erkennung von Bus Xfer [Sensor, Audio]</text:p>
            </text:list-item>
            <text:list-item>
              <text:p text:style-name="P139">Erkennungs SensorActiveStatusChange</text:p>
            </text:list-item>
          </text:list>
        </text:list-item>
        <text:list-item>
          <text:p text:style-name="P139">Generic_Const : &lt;c_deferred_action_interval&gt; jetzt 30 Sekunden</text:p>
        </text:list-item>
        <text:list-item>
          <text:p text:style-name="P140">Graphics_Lib : </text:p>
          <text:list>
            <text:list-item>
              <text:p text:style-name="P140">Neue Funktion &lt;SensorConfigChangeWindow&gt;</text:p>
            </text:list-item>
            <text:list-item>
              <text:p text:style-name="P140">Neue Funktion &lt;AudioOfflineWindow&gt;</text:p>
            </text:list-item>
          </text:list>
        </text:list-item>
        <text:list-item>
          <text:p text:style-name="P139"><text:soft-page-break/>Alle Graphik-Seiten : Felder in den oberen Ecken jetzt alle Pitch 26</text:p>
        </text:list-item>
        <text:list-item>
          <text:p text:style-name="P139">CAN_Data_Digester : </text:p>
          <text:list>
            <text:list-item>
              <text:p text:style-name="P139">ClimbInGlide Bedingungen verschärft : Sensor_CR &gt; -1.0</text:p>
            </text:list-item>
            <text:list-item>
              <text:p text:style-name="P139">Beobachtung &lt;SensorSystemState&gt;</text:p>
            </text:list-item>
          </text:list>
        </text:list-item>
        <text:list-item>
          <text:p text:style-name="P139">task_CAN_Bus_Receiver : <text:span text:style-name="T203">Beobachtung &lt;g_CANBus_SensorDataXfer_Counter&gt; und &lt;g_CANBus_AudioDataXfer_Counter&gt;</text:span></text:p>
        </text:list-item>
        <text:list-item>
          <text:p text:style-name="P140"><text:span text:style-name="T203">task_ImageHandler : Neu <text:s/></text:span>&lt;AudioOfflineWindow&gt; und &lt;SensorConfigChangeWindow&gt;</text:p>
        </text:list-item>
      </text:list>
      <text:p text:style-name="P118"/>
      <text:p text:style-name="P112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/>
      <text:list xml:id="list114461361982983" text:continue-numbering="true" text:style-name="L1">
        <text:list-item>
          <text:p text:style-name="P145">Stillschalten von Alarmen eingeführt, Totzeit einstellbar &lt;Danger_Delay&gt;</text:p>
        </text:list-item>
        <text:list-item>
          <text:p text:style-name="P145">Buzzer umgestellt auf TIM2-PWM</text:p>
        </text:list-item>
      </text:list>
      <text:p text:style-name="P119"/>
      <text:p text:style-name="P117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/>
      <text:list xml:id="list114461020180922" text:continue-numbering="true" text:style-name="L1">
        <text:list-item>
          <text:p text:style-name="P146">SS zu Audio auf Wunsch von Klaus um ein Byte erweitert : int8_t OASError</text:p>
        </text:list-item>
        <text:list-item>
          <text:p text:style-name="P147">Ton in Sollfahrt über Rampen manipulierbar</text:p>
          <text:p text:style-name="P148"/>
        </text:list-item>
      </text:list>
      <text:p text:style-name="P116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114461556525191" text:continue-numbering="true" text:style-name="L1">
        <text:list-item>
          <text:p text:style-name="P153">Box_Lib.c : Kleinere Änderungen DisplayinABox</text:p>
        </text:list-item>
        <text:list-item>
          <text:p text:style-name="P153">Generic_FieldDescriptors.c : </text:p>
          <text:list>
            <text:list-item>
              <text:p text:style-name="P153">Neues Feld : Ramp-Width</text:p>
            </text:list-item>
          </text:list>
        </text:list-item>
        <text:list-item>
          <text:p text:style-name="P153">Alle Graphik-Site : Überarbeitung für Pitch von FL aund Altitude</text:p>
        </text:list-item>
        <text:list-item>
          <text:p text:style-name="P153">Graphics_Lib.c : Ausgabe von Altitude und FL mit neuem Parameter</text:p>
        </text:list-item>
        <text:list-item>
          <text:p text:style-name="P154">CAN_Data_Digester : Umschaltung In und aus Climb in Glide beruhigt</text:p>
        </text:list-item>
        <text:list-item>
          <text:p text:style-name="P154">Config_Lib : Ramp_Width neu</text:p>
          <text:p text:style-name="P149"/>
        </text:list-item>
      </text:list>
      <text:p text:style-name="P115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/>
      <text:list xml:id="list114460720718305" text:continue-numbering="true" text:style-name="L1">
        <text:list-item>
          <text:p text:style-name="P155">Menue Polare_Curve_Check split in 2 Menues : <text:s/>Polare_Curve_Check _1 / _2</text:p>
        </text:list-item>
        <text:list-item>
          <text:p text:style-name="P155">Variables : c_Test … obsolete / deleted</text:p>
        </text:list-item>
        <text:list-item>
          <text:p text:style-name="P155">Variable c_MaxLod obsolete / deleted</text:p>
        </text:list-item>
        <text:list-item>
          <text:p text:style-name="P155">Generic_FieldDescriptors.c : Renumbering</text:p>
        </text:list-item>
        <text:list-item>
          <text:p text:style-name="P155">task_CAN_Bus_<text:span text:style-name="T195">R</text:span>eceiver : Test_Mode eingebracht</text:p>
        </text:list-item>
        <text:list-item>
          <text:p text:style-name="P156">task_ImageBuilder : <text:span text:style-name="T194">Test_Mode eingebracht</text:span></text:p>
          <text:p text:style-name="P150"/>
        </text:list-item>
      </text:list>
      <text:p text:style-name="P114"/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114460947778502" text:continue-numbering="true" text:style-name="L1">
        <text:list-item>
          <text:p text:style-name="P157">Generic_CAN_Ids.h : Überarbeitung, so dass die Ids die Quelle des CAN-Pakets bezeichnen</text:p>
        </text:list-item>
        <text:list-item>
          <text:p text:style-name="P157">Generic_Const.h : Sensor Parameter Anpassungen</text:p>
        </text:list-item>
        <text:list-item>
          <text:p text:style-name="P157">Box_Lib.c : Kommentare ergänzt</text:p>
        </text:list-item>
        <text:list-item>
          <text:p text:style-name="P157">PrgNav_Lib.c : Kommentare ergänzt</text:p>
        </text:list-item>
        <text:list-item>
          <text:p text:style-name="P158">CAN_Data_Digester.c : Behandlöung der Safety_Margin korrigiert</text:p>
        </text:list-item>
        <text:list-item>
          <text:p text:style-name="P158"><text:soft-page-break/>task_CAN_Bus_Receiver.c : Fehler in der Sensor Kommunikation beseitigt</text:p>
          <text:p text:style-name="P151"/>
        </text:list-item>
      </text:list>
      <text:p text:style-name="P113"/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114461353855322" text:continue-numbering="true" text:style-name="L1">
        <text:list-item>
          <text:p text:style-name="P152">Kommunikation mit dem Sensor fertiggestellt, </text:p>
          <text:list>
            <text:list-item>
              <text:p text:style-name="P152">mit Emulation auf Audio-Board getestet.</text:p>
            </text:list-item>
            <text:list-item>
              <text:p text:style-name="P152">wartet bezüglich Kommunikation auf Test mit neuer Sensor-SW</text:p>
            </text:list-item>
            <text:list-item>
              <text:p text:style-name="P159">PrgNav_Lib.c <text:span text:style-name="T191">überarbeitet</text:span></text:p>
            </text:list-item>
            <text:list-item>
              <text:p text:style-name="P162">Generic_CAN_Ids.h : <text:span text:style-name="T191">Umarbeitung um Datenströme nach Verursacher zu unterscheiden</text:span></text:p>
            </text:list-item>
            <text:list-item>
              <text:p text:style-name="P162">task_CAN_Bus_Receiver.<text:span text:style-name="T191">c und task_CAN_Bus_Sender.c angepasst</text:span></text:p>
            </text:list-item>
          </text:list>
        </text:list-item>
        <text:list-item>
          <text:p text:style-name="P152">Physics.c : &lt;PressureAltitude_at&gt; Rundung am Ende eingefügt</text:p>
        </text:list-item>
        <text:list-item>
          <text:p text:style-name="P162">c_Local_CR_Average <text:span text:style-name="T191">obsolet, gelöscht / zieht sich durch viele Quelltexte</text:span></text:p>
        </text:list-item>
        <text:list-item>
          <text:p text:style-name="P152">BuildHorizonPage.c : Abbruch bei special case 4 umschifft, eigentlich keine saubere Lösung</text:p>
          <text:p text:style-name="P152"/>
        </text:list-item>
      </text:list>
      <text:p text:style-name="P112"/>
      <text:p text:style-name="P74"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114461765683191" text:continue-numbering="true" text:style-name="L1">
        <text:list-item>
          <text:p text:style-name="P160"><text:span text:style-name="T190">Versionssprung : </text:span><text:span text:style-name="T189">Flugfähig</text:span></text:p>
        </text:list-item>
        <text:list-item>
          <text:p text:style-name="P163">Generic_CAN_Ids.h : </text:p>
          <text:list>
            <text:list-item>
              <text:p text:style-name="P163">Namensänderungen der Ids</text:p>
            </text:list-item>
            <text:list-item>
              <text:p text:style-name="P163">Einführung &lt;c_CAN_Id_DecInclination&gt;</text:p>
            </text:list-item>
          </text:list>
        </text:list-item>
        <text:list-item>
          <text:p text:style-name="P163">Generic_Const.h, Generic_Types.h : </text:p>
          <text:list>
            <text:list-item>
              <text:p text:style-name="P163">Einführung &lt;c_DecI&gt;, <text:s/>&lt;c_IncI&gt;</text:p>
            </text:list-item>
          </text:list>
        </text:list-item>
        <text:list-item>
          <text:p text:style-name="P163">Generic_FieldDescriptors.h : </text:p>
          <text:list>
            <text:list-item>
              <text:p text:style-name="P163">Renumerierung</text:p>
            </text:list-item>
            <text:list-item>
              <text:p text:style-name="P163">neue Felder : &lt;c_DecI&gt;, <text:s/>&lt;c_IncI&gt;</text:p>
            </text:list-item>
          </text:list>
        </text:list-item>
        <text:list-item>
          <text:p text:style-name="P163">PrgNav_Lib.c : Überarbeitung der Routinen im Zusammenhang mit dem Datenaustausch mit dem Sensor</text:p>
        </text:list-item>
        <text:list-item>
          <text:p text:style-name="P163">BuildHorizonPage.c : Stop durch ASSERT bei l_case == 4 beseitigt</text:p>
        </text:list-item>
        <text:list-item>
          <text:p text:style-name="P164">CAN_Data_Digester.c : &lt;SensorOutQItem.selector&gt; umgesetzt nach &lt;SensorOutQItem.value1&gt;</text:p>
        </text:list-item>
        <text:list-item>
          <text:p text:style-name="P164">Plane_Lib,c : Routine &lt;CurrentFlapsPosition&gt; überarbeitet</text:p>
        </text:list-item>
        <text:list-item>
          <text:p text:style-name="P164">task_AudioController.c : kleine Änderungen am neuen Algo (ohne Test)</text:p>
        </text:list-item>
        <text:list-item>
          <text:p text:style-name="P164">task_CAN_Bus_Receiver : Anpassungen an Namensänderungen der CAN_Ids</text:p>
        </text:list-item>
        <text:list-item>
          <text:p text:style-name="P164">task_CAN_Bus_Sensor <text:s/>: &lt;SensorOutQItem.selector&gt; umgesetzt nach &lt;SensorOutQItem.value1&gt;</text:p>
        </text:list-item>
      </text:list>
      <text:p text:style-name="P111"/>
      <text:p text:style-name="P111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/>
      <text:list xml:id="list114459999897777" text:continue-numbering="true" text:style-name="L1">
        <text:list-item>
          <text:p text:style-name="P161">Generic_CAN_Ids.h : Änderungen für Sensor-Lage-Winkel</text:p>
        </text:list-item>
        <text:list-item>
          <text:p text:style-name="P161">PrgNav_Lib.c : Änderungen für Übertragung der Sensor-Lage-Winkel</text:p>
        </text:list-item>
        <text:list-item>
          <text:p text:style-name="P161">task_CAN_Bus_Sender.c : Änderungen für Übertragung der Sensor-Lage-Winkel</text:p>
        </text:list-item>
        <text:list-item>
          <text:p text:style-name="P161">task_AudioController.c : Der Neue SF Algo ist jetzt zuschaltbar, aber noch totgelegt.</text:p>
        </text:list-item>
      </text:list>
      <text:p text:style-name="P110"/>
      <text:p text:style-name="P110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114461518711653" text:continue-numbering="true" text:style-name="L1">
        <text:list-item>
          <text:p text:style-name="P165">Neue Felder (teilweise im Zusammenhang mit dem Test_Mode) :</text:p>
          <text:list>
            <text:list-item>
              <text:p text:style-name="P165">MC_Inverted<text:tab/><text:tab/>Rückwärts Errechnung des MCWertes für gegebene Fahrt</text:p>
            </text:list-item>
            <text:list-item>
              <text:p text:style-name="P165"><text:soft-page-break/>FLOnGraphic<text:tab/>Schalter für FL auf den Graphik-Seiten</text:p>
            </text:list-item>
            <text:list-item>
              <text:p text:style-name="P165">Test_Mode<text:tab/><text:tab/>Schalter für Test_Mode<text:tab/>0/1</text:p>
            </text:list-item>
            <text:list-item>
              <text:p text:style-name="P165">Test_SR<text:tab/><text:tab/>testweise Einstellmöglichkeit des Sinkens</text:p>
            </text:list-item>
            <text:list-item>
              <text:p text:style-name="P165">Test_Pressure<text:tab/>testweise Einstellmöglichkeit für den Druck</text:p>
            </text:list-item>
            <text:list-item>
              <text:p text:style-name="P165">Test_IAS<text:tab/><text:tab/>testweise Einstellmöglichkeit für IAS</text:p>
            </text:list-item>
            <text:list-item>
              <text:p text:style-name="P165">Q_Density<text:tab/><text:tab/>Variable für den q-Faktor wegen Dichte-Änderungen</text:p>
            </text:list-item>
            <text:list-item>
              <text:p text:style-name="P165">Q_WingLoad<text:tab/>Variable für den q-Faktor wegen Gewichtsänderungen </text:p>
            </text:list-item>
            <text:list-item>
              <text:p text:style-name="P165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66">Generic_<text:span text:style-name="T185">FieldDescriptor.c :</text:span></text:p>
          <text:list>
            <text:list-item>
              <text:p text:style-name="P165">Änderungen an Programmen</text:p>
            </text:list-item>
            <text:list-item>
              <text:p text:style-name="P165">neue Felder (s.o.) vor allem für PolarCurve_Check</text:p>
            </text:list-item>
          </text:list>
        </text:list-item>
        <text:list-item>
          <text:p text:style-name="P168">IO_FrontEnd : größeren Stack (von Klaus)</text:p>
        </text:list-item>
        <text:list-item>
          <text:p text:style-name="P168">Graphics_Lib.c : neue Routine &lt;PaintHorizonFL_Indicator_LU&gt;</text:p>
        </text:list-item>
        <text:list-item>
          <text:p text:style-name="P169">alle Graphik-Programme : Anordnung der Eckenfelder <text:span text:style-name="T186">nochmal </text:span>verändert</text:p>
        </text:list-item>
        <text:list-item>
          <text:p text:style-name="P168">CAN_Data_Digester : </text:p>
          <text:list>
            <text:list-item>
              <text:p text:style-name="P168">Einbau Safetymargin</text:p>
            </text:list-item>
            <text:list-item>
              <text:p text:style-name="P168">Änderungen bei „Opt Air Speed and Error“</text:p>
            </text:list-item>
            <text:list-item>
              <text:p text:style-name="P168">Änderungen bei „Wind Calculations“</text:p>
            </text:list-item>
            <text:list-item>
              <text:p text:style-name="P168">Einbau Test_Mode</text:p>
            </text:list-item>
          </text:list>
        </text:list-item>
        <text:list-item>
          <text:p text:style-name="P168">Plane_Lib.c : </text:p>
          <text:list>
            <text:list-item>
              <text:p text:style-name="P168">BugsParabel neu gebaut, Scheitelpunktform</text:p>
            </text:list-item>
            <text:list-item>
              <text:p text:style-name="P378">Q-Faktor in zwei Hälften geschnitten : Density / WingLoad</text:p>
            </text:list-item>
            <text:list-item>
              <text:p text:style-name="P378">&lt;<text:span text:style-name="T187">Gradient_At&gt; korrigiert TAS für l_TAS</text:span></text:p>
            </text:list-item>
            <text:list-item>
              <text:p text:style-name="P378">&lt;Opt_CAS_For&gt; <text:span text:style-name="T187">überarbeitet / Transposition TAS – CAS korrigiert</text:span></text:p>
            </text:list-item>
            <text:list-item>
              <text:p text:style-name="P378">&lt;OptFlapsSetting_For&gt; <text:span text:style-name="T187">korrigiert / Nullstelle ActualWingLoad</text:span></text:p>
            </text:list-item>
          </text:list>
        </text:list-item>
        <text:list-item>
          <text:p text:style-name="P379">In vielen Programmen : Ausbau der Kommentare</text:p>
        </text:list-item>
        <text:list-item>
          <text:p text:style-name="P379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114460454984690" text:continue-numbering="true" text:style-name="L1">
        <text:list-item>
          <text:p text:style-name="P167">portable_Utils.h/c : neue Routine &lt;HexVersion2String&gt;</text:p>
        </text:list-item>
        <text:list-item>
          <text:p text:style-name="P167">Generic_CAN_Ids.h : </text:p>
          <text:list>
            <text:list-item>
              <text:p text:style-name="P171">c_CAN_Id_A2F_HeartBeat <text:s text:c="7"/>= 0x400, <text:s text:c="3"/>//!&lt; uint32_t Version as txt6</text:p>
            </text:list-item>
          </text:list>
        </text:list-item>
        <text:list-item>
          <text:p text:style-name="P167">Generic_FieldDescriptions.c : neue Felder</text:p>
          <text:list>
            <text:list-item>
              <text:p text:style-name="P167">Show_CurrWindArrw</text:p>
            </text:list-item>
            <text:list-item>
              <text:p text:style-name="P167">BuzzerActive</text:p>
            </text:list-item>
            <text:list-item>
              <text:p text:style-name="P167">AVersion</text:p>
            </text:list-item>
            <text:list-item>
              <text:p text:style-name="P167">Sversion</text:p>
            </text:list-item>
          </text:list>
        </text:list-item>
        <text:list-item>
          <text:p text:style-name="P167">Generic_FieldDescriptions.c : Änderungen an Program &lt;c_Plane_Status&gt;</text:p>
        </text:list-item>
        <text:list-item>
          <text:p text:style-name="P167">LogNError_OutPut_Lib.c : BuzzerActive eingebaut</text:p>
        </text:list-item>
        <text:list-item>
          <text:p text:style-name="P167">PrgNav_Lib.c : Behandlung des Feldtyps &lt;VERSION&gt; verändert</text:p>
        </text:list-item>
        <text:list-item>
          <text:p text:style-name="P170">alle Graphik-Programme : Anordnung der Eckenfelder verändert</text:p>
        </text:list-item>
        <text:list-item>
          <text:p text:style-name="P170">CAN_Bus_Data_Digester : Begrenzung des OASError auf +- 50</text:p>
        </text:list-item>
        <text:list-item>
          <text:p text:style-name="P170">CAN_Bus_Data_Digester : Identifikation F-Schlepp</text:p>
        </text:list-item>
        <text:list-item>
          <text:p text:style-name="P170">g_ConfigData : ASG32 neu</text:p>
        </text:list-item>
        <text:list-item>
          <text:p text:style-name="P170">Graphics_Lib.c : Verwendung von&lt;Show_CurrWindArrw&gt; bei den Pfeilen</text:p>
        </text:list-item>
        <text:list-item>
          <text:p text:style-name="P170">Plane_Lib.c : Umstellung CAS auf TAS</text:p>
        </text:list-item>
        <text:list-item>
          <text:p text:style-name="P170">task_CAN_Bus_Receiver.c : Übernahme Versionsdaten von Audio (noch nicht von Sensor)</text:p>
        </text:list-item>
        <text:list-item>
          <text:p text:style-name="P170"><text:soft-page-break/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170">task_CAN_Bis:Senser.c : HeartBeatCouter auf 1000</text:p>
        </text:list-item>
        <text:list-item>
          <text:p text:style-name="P170">task_Mmi : Übeerflüssige Fehlermeldung entfernt</text:p>
        </text:list-item>
      </text:list>
      <text:p text:style-name="P61"/>
      <text:p text:style-name="P61"/>
      <text:p text:style-name="P70"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114460180361699" text:continue-numbering="true" text:style-name="L1">
        <text:list-item>
          <text:p text:style-name="P173">Einführung <text:span text:style-name="T182">Errechnung CloudBase</text:span></text:p>
        </text:list-item>
        <text:list-item>
          <text:p text:style-name="P172">Einführung </text:p>
          <text:list>
            <text:list-item>
              <text:list>
                <text:list-item>
                  <text:p text:style-name="P174"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176">g_NormalMode <text:s/>= g_ConfigData.NormalMode;</text:p>
                </text:list-item>
                <text:list-item>
                  <text:p text:style-name="P176">g_LoggingOn <text:s text:c="2"/>= g_ConfigData.LoggingOn;</text:p>
                </text:list-item>
              </text:list>
            </text:list-item>
            <text:list-item>
              <text:p text:style-name="P172">wg Kompatibilität mit BootLoader</text:p>
            </text:list-item>
            <text:list-item>
              <text:p text:style-name="P172"><text:s/>betrifft viele Routinen</text:p>
            </text:list-item>
          </text:list>
        </text:list-item>
        <text:list-item>
          <text:p text:style-name="P176">task_MMI aus Generic zurückgeholt</text:p>
        </text:list-item>
        <text:list-item>
          <text:p text:style-name="P176">Einführung Feld Q_Factor</text:p>
        </text:list-item>
      </text:list>
      <text:p text:style-name="P60"/>
      <text:p text:style-name="P60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114460057832064" text:continue-numbering="true" text:style-name="L1">
        <text:list-item>
          <text:p text:style-name="P175">Einführung FreezingIndicator</text:p>
        </text:list-item>
        <text:list-item>
          <text:p text:style-name="P175">Umbau der Climb/Glide Modi auf FlaspAboveNeutral</text:p>
          <text:list>
            <text:list-item>
              <text:p text:style-name="P175">CAN_Data_Digester</text:p>
            </text:list-item>
          </text:list>
        </text:list-item>
        <text:list-item>
          <text:p text:style-name="P175">PitchOffset deleted</text:p>
        </text:list-item>
        <text:list-item>
          <text:p text:style-name="P175">Neue Preferences in Config_Lib.c</text:p>
        </text:list-item>
        <text:list-item>
          <text:p text:style-name="P177"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114459970196924" text:continue-numbering="true" text:style-name="L1">
        <text:list-item>
          <text:p text:style-name="P178">Physics.c/.h : Neue Routine &lt;Calc_Ceiling&gt;</text:p>
        </text:list-item>
        <text:list-item>
          <text:p text:style-name="P178">Generic_CAN_Ids : Anpassungen an Sensor Communications</text:p>
        </text:list-item>
        <text:list-item>
          <text:p text:style-name="P178">Generic_Field_Descriptor.c : Neue Felder :</text:p>
          <text:list>
            <text:list-item>
              <text:p text:style-name="P178"><text:s text:c="10"/>c_CloudBase,</text:p>
            </text:list-item>
            <text:list-item>
              <text:p text:style-name="P178"><text:s text:c="10"/>c_Tau_FastWind_Glide,</text:p>
            </text:list-item>
            <text:list-item>
              <text:p text:style-name="P178"><text:s text:c="10"/>c_Loc_Tau_FastWind_Glide,</text:p>
            </text:list-item>
            <text:list-item>
              <text:p text:style-name="P178"><text:s text:c="10"/>c_Tau_SlowWind_Glide,</text:p>
            </text:list-item>
            <text:list-item>
              <text:p text:style-name="P178"><text:s text:c="10"/>c_Loc_Tau_SlowWind_Glide,</text:p>
            </text:list-item>
            <text:list-item>
              <text:p text:style-name="P178"><text:s text:c="10"/>c_Tau_FastWind_Climb,</text:p>
            </text:list-item>
            <text:list-item>
              <text:p text:style-name="P178"><text:s text:c="10"/>c_Loc_Tau_FastWind_Climb,</text:p>
            </text:list-item>
            <text:list-item>
              <text:p text:style-name="P178"><text:s text:c="10"/>c_Tau_SlowWind_Climb,</text:p>
            </text:list-item>
            <text:list-item>
              <text:p text:style-name="P178"><text:s text:c="10"/>c_Loc_Tau_SlowWind_Climb,</text:p>
            </text:list-item>
            <text:list-item>
              <text:p text:style-name="P178"><text:s text:c="10"/>c_CG_Hysteresis,</text:p>
            </text:list-item>
            <text:list-item>
              <text:p text:style-name="P178"><text:s text:c="10"/>c_Loc_CG_Hysteresis,</text:p>
            </text:list-item>
            <text:list-item>
              <text:p text:style-name="P178"><text:s text:c="10"/>c_SetUp_Yaw,</text:p>
            </text:list-item>
            <text:list-item>
              <text:p text:style-name="P178"><text:s text:c="10"/>c_SetUp_Roll,</text:p>
            </text:list-item>
            <text:list-item>
              <text:p text:style-name="P178"><text:s text:c="10"/>c_SetUp_Nick,</text:p>
            </text:list-item>
          </text:list>
        </text:list-item>
        <text:list-item>
          <text:p text:style-name="P178">Generic_Field_Descriptor.c : alte Felder gelöscht</text:p>
          <text:list>
            <text:list-item>
              <text:p text:style-name="P178"><text:s text:c="10"/>c_Tau_Sensor_Vario,</text:p>
            </text:list-item>
            <text:list-item>
              <text:p text:style-name="P178"><text:soft-page-break/><text:s text:c="10"/>c_Tau_Sensor_Glide,</text:p>
            </text:list-item>
            <text:list-item>
              <text:p text:style-name="P178"><text:s text:c="10"/>c_Tau_Sensor_Switch,</text:p>
            </text:list-item>
            <text:list-item>
              <text:p text:style-name="P178"><text:s text:c="10"/>c_Sensor_Yaw_Correction,</text:p>
            </text:list-item>
          </text:list>
        </text:list-item>
        <text:list-item>
          <text:p text:style-name="P178">Generic_Types.h : SensorOutQ Layout verändert</text:p>
        </text:list-item>
        <text:list-item>
          <text:p text:style-name="P178">PrgNav_Lib.c : Anpassungen an Sensor Communications : </text:p>
          <text:list>
            <text:list-item>
              <text:p text:style-name="P178">SendSensorSetupData</text:p>
            </text:list-item>
            <text:list-item>
              <text:p text:style-name="P178">GetSensorSetupData</text:p>
            </text:list-item>
          </text:list>
          <text:p text:style-name="P178">werden beim Beginn und beim Verlassen des Programms &lt;c_Sensor_SetUp&gt; aufgerufen</text:p>
        </text:list-item>
        <text:list-item>
          <text:p text:style-name="P178">CAN_Data_Digester.c : Einbau &lt;Calc_Ceiling&gt;</text:p>
        </text:list-item>
        <text:list-item>
          <text:p text:style-name="P179">CAN_Bus_Receiver : neue CAN-Pakete :</text:p>
          <text:list>
            <text:list-item>
              <text:p text:style-name="P179">c_CAN_Id_TimeConstants</text:p>
            </text:list-item>
            <text:list-item>
              <text:p text:style-name="P179">c_CAN_Id_Switch_Hysteresis</text:p>
            </text:list-item>
          </text:list>
        </text:list-item>
        <text:list-item>
          <text:p text:style-name="P179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/>
      <text:list xml:id="list114460841235765" text:continue-numbering="true" text:style-name="L1">
        <text:list-item>
          <text:p text:style-name="P180">BME680 integriert</text:p>
        </text:list-item>
        <text:list-item>
          <text:p text:style-name="P181">Asterisk für Frostanzeige, Ausgabefeld für Temperatur und Feuchte</text:p>
        </text:list-item>
        <text:list-item>
          <text:p text:style-name="P181">Ausgabe der Klappenpositionsanzeige über Text</text:p>
        </text:list-item>
        <text:list-item>
          <text:p text:style-name="P181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/>
      <text:list xml:id="list114461092234686" text:continue-numbering="true" text:style-name="L1">
        <text:list-item>
          <text:p text:style-name="P182">Graphics_Lib.c : BigArrows über system_configuration.h einzeln unterdrückbar gemacht, zu Testzwecken</text:p>
        </text:list-item>
        <text:list-item>
          <text:p text:style-name="P182">Generic_CAN_Ids.h : Änderung an den CAN_Ids für „to Sensor“, Vorbereitung für BME680 am Audio</text:p>
        </text:list-item>
        <text:list-item>
          <text:p text:style-name="P182">Generic_Common(_Org).h : Reorganisation</text:p>
        </text:list-item>
        <text:list-item>
          <text:p text:style-name="P184">Generic_Types.h : Zwei neue Qs : CAN_Bus_Send Q und CAN-Bus_Receive Q, Vorbereitung für BME680 am Audio</text:p>
        </text:list-item>
        <text:list-item>
          <text:p text:style-name="P185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183">Box_Lib.c</text:p>
            </text:list-item>
            <text:list-item>
              <text:p text:style-name="P188">BuildGMeterPage.c</text:p>
            </text:list-item>
            <text:list-item>
              <text:p text:style-name="P188">BuildHorizonPage.c</text:p>
            </text:list-item>
            <text:list-item>
              <text:p text:style-name="P188">BuildLogBookPage.c</text:p>
            </text:list-item>
            <text:list-item>
              <text:p text:style-name="P188">BuildRebootPage.c</text:p>
            </text:list-item>
            <text:list-item>
              <text:p text:style-name="P188">BuildTurnIndicatorPage.c</text:p>
            </text:list-item>
            <text:list-item>
              <text:p text:style-name="P188">Graphics_Lib.c</text:p>
            </text:list-item>
            <text:list-item>
              <text:p text:style-name="P188">task_BackGround : Übernahme der ConfigVariablen in GlobalCommon</text:p>
            </text:list-item>
            <text:list-item>
              <text:p text:style-name="P188">task_ImageBuilder.c </text:p>
            </text:list-item>
          </text:list>
        </text:list-item>
        <text:list-item>
          <text:p text:style-name="P188">Buzzer : Ton verlängert</text:p>
        </text:list-item>
        <text:list-item>
          <text:p text:style-name="P186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oft-page-break/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114459951013838" text:continue-numbering="true" text:style-name="L1">
        <text:list-item>
          <text:p text:style-name="P187">ffconf.h : </text:p>
          <text:list>
            <text:list-item>
              <text:p text:style-name="P189"><text:span text:style-name="T170">_</text:span><text:span text:style-name="T171">USE_LFN = 1</text:span></text:p>
            </text:list-item>
            <text:list-item>
              <text:p text:style-name="P187">_FS_EXFAT = 1</text:p>
            </text:list-item>
            <text:list-item>
              <text:p text:style-name="P187">_FS_RENTRANT = 0</text:p>
            </text:list-item>
          </text:list>
        </text:list-item>
        <text:list-item>
          <text:p text:style-name="P241"><text:span text:style-name="T173">G</text:span><text:span text:style-name="T172">eneric_Types.h / Generic_Const.h : </text:span></text:p>
          <text:list>
            <text:list-item>
              <text:p text:style-name="P189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191">Generic_Const.h + Generic_Types.h : c_OutPutOfPlaneData <text:span text:style-name="T174">obsolete, deleted</text:span></text:p>
        </text:list-item>
        <text:list-item>
          <text:p text:style-name="P195">Generic_Field_Descriptor.c : </text:p>
          <text:list>
            <text:list-item>
              <text:p text:style-name="P195">Wind_Tau <text:span text:style-name="T176">set to </text:span>300 </text:p>
            </text:list-item>
            <text:list-item>
              <text:p text:style-name="P192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195">SD_Card_Lib.c : Error corrected : </text:p>
          <text:list>
            <text:list-item>
              <text:p text:style-name="P195">Line 523 „ASSERT ( g_LogFile_Is_Opened == 1 );“ deleted</text:p>
            </text:list-item>
          </text:list>
        </text:list-item>
        <text:list-item>
          <text:p text:style-name="P195">Plane_Lib.c : Cleaning : <text:line-break/>Routines Calculate_Current_WingLoad, Calculate_Q, Shift_Coefficients <text:span text:style-name="T176">e</text:span>mulgated to Adapt_Coefficients</text:p>
        </text:list-item>
        <text:list-item>
          <text:p text:style-name="P195">CAN_Data_Digester ReWork :</text:p>
          <text:list>
            <text:list-item>
              <text:p text:style-name="P195">Calculation of Mean_Wind (except when <text:span text:style-name="T176">( in </text:span>Glide and TurnRate &gt; limit) <text:span text:style-name="T176">)</text:span></text:p>
            </text:list-item>
            <text:list-item>
              <text:p text:style-name="P195"><text:s/>3 ways to show wind</text:p>
              <text:list>
                <text:list-item>
                  <text:p text:style-name="P195">pure Klaus</text:p>
                </text:list-item>
                <text:list-item>
                  <text:p text:style-name="P196">my way with integration of mean only in glide except when TurnRate &gt; limit</text:p>
                </text:list-item>
                <text:list-item>
                  <text:p text:style-name="P196"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197">Config_Lib.c : various settings changed</text:p>
          <text:list>
            <text:list-item>
              <text:p text:style-name="P191">Umbenennungen „Gradient“ + „Glide“ in „Mean“</text:p>
            </text:list-item>
          </text:list>
        </text:list-item>
        <text:list-item>
          <text:p text:style-name="P191">Einbau „Wind_Selektor“ (experimentell) anstelle von „Wind_Avrge_Source“</text:p>
        </text:list-item>
        <text:list-item>
          <text:p text:style-name="P380"><text:span text:style-name="T81">P</text:span><text:span text:style-name="T75">lane_lib.c : Introduction of bugs deterioration by quadratic function</text:span></text:p>
        </text:list-item>
        <text:list-item>
          <text:p text:style-name="P197">task_BackGround :</text:p>
          <text:list>
            <text:list-item>
              <text:p text:style-name="P197">Log data generation to force the error with SD_card → so far to no avail</text:p>
            </text:list-item>
            <text:list-item>
              <text:p text:style-name="P197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197">task_SD_Handler.c : in c_Perform_logging sequence , open file of not yet open</text:p>
        </text:list-item>
      </text:list>
      <text:p text:style-name="P108"/>
      <text:p text:style-name="P109"/>
      <text:p text:style-name="P109"/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114460428860823" text:continue-numbering="true" text:style-name="L1">
        <text:list-item>
          <text:p text:style-name="P381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93">Generic_Const.h + Generic_Types.h : </text:p>
          <text:list>
            <text:list-item>
              <text:p text:style-name="P193">Umbenennungen „Gradient“ + „Glide“ in „Mean“</text:p>
            </text:list-item>
            <text:list-item>
              <text:p text:style-name="P193">Einbau „Wind_Selektor“ (experimentell) anstelle von „Wind_Avrge_Source“</text:p>
            </text:list-item>
          </text:list>
        </text:list-item>
        <text:list-item>
          <text:p text:style-name="P193">Generic_Field_Descriptor.h : Erweiterung der Text-Serie und entsprechende Umbauten im Code</text:p>
        </text:list-item>
        <text:list-item>
          <text:p text:style-name="P194">Plane_Lib.c : </text:p>
          <text:list>
            <text:list-item>
              <text:p text:style-name="P194">Änderung Calling Sequence OptAS_For</text:p>
            </text:list-item>
            <text:list-item>
              <text:p text:style-name="P198">Umbau OptAS_For</text:p>
            </text:list-item>
          </text:list>
        </text:list-item>
        <text:list-item>
          <text:p text:style-name="P193">CAN_Data_Digester.c : Einbau der Wahl für die Windbehandlung :</text:p>
          <text:list>
            <text:list-item>
              <text:p text:style-name="P193">ala Klaus</text:p>
            </text:list-item>
            <text:list-item>
              <text:p text:style-name="P193">2 Derivate</text:p>
            </text:list-item>
          </text:list>
        </text:list-item>
        <text:list-item>
          <text:p text:style-name="P193">Config_Lib.c : Wegfall CurrentStatus in ForceConfig2NormalModeDefault</text:p>
        </text:list-item>
        <text:list-item>
          <text:p text:style-name="P198"><text:soft-page-break/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9">16</text:span><text:span text:style-name="T163">.01.2022 Version 0.6.</text:span><text:span text:style-name="T169">10</text:span></text:p>
      <text:p text:style-name="P64"/>
      <text:list xml:id="list114460153053660" text:continue-numbering="true" text:style-name="L1">
        <text:list-item>
          <text:p text:style-name="P190">System_Configuration.h : Arie „Test_MacCready“ eingebaut</text:p>
        </text:list-item>
        <text:list-item>
          <text:p text:style-name="P190">Portable_Utils.c : DateTimeToString jetzt mit Selektor „alles, nur Datum, nur Zeit“</text:p>
        </text:list-item>
        <text:list-item>
          <text:p text:style-name="P190">ffconf.h : #define _FS_REENTRANT <text:s text:c="3"/>0 <text:s/>/* 0:Disable or 1:Enable */ <text:s/>// HMR 15.01.22</text:p>
        </text:list-item>
        <text:list-item>
          <text:p text:style-name="P190">ff.c : BPs Zeilen 3330 und 4180 : return FR_INVALID_OBJECT</text:p>
        </text:list-item>
        <text:list-item>
          <text:p text:style-name="P190">Box_Lib.c : Farbliche Anpassung der Texte für "SensorAvg" und "ClimbAvg"</text:p>
        </text:list-item>
        <text:list-item>
          <text:p text:style-name="P199">Generic_FieldDescriptors.c : </text:p>
          <text:list>
            <text:list-item>
              <text:p text:style-name="P199">Neue Texte</text:p>
              <text:list>
                <text:list-item>
                  <text:p text:style-name="P199">"Config Appl LogBook Data saved 2 EEProm";</text:p>
                </text:list-item>
                <text:list-item>
                  <text:p text:style-name="P199">"Dir-List Filled";</text:p>
                </text:list-item>
                <text:list-item>
                  <text:p text:style-name="P199">"Normal Expert Mode Exchanged";</text:p>
                </text:list-item>
              </text:list>
            </text:list-item>
            <text:list-item>
              <text:p text:style-name="P199">CmdCodeTranslator korrigiert/vervollständigt</text:p>
            </text:list-item>
            <text:list-item>
              <text:p text:style-name="P199">c_Color_Circle_AMM_Average : Farbe auf Magenta</text:p>
            </text:list-item>
          </text:list>
        </text:list-item>
        <text:list-item>
          <text:p text:style-name="P199">LogNError_OutPut_Lib.c : Queue_2_SDCard_Log überarbeitet</text:p>
        </text:list-item>
        <text:list-item>
          <text:p text:style-name="P199">task_MMI.c : Logging output überarbeitet</text:p>
        </text:list-item>
        <text:list-item>
          <text:p text:style-name="P199">CAN_Data_Digester.c : </text:p>
          <text:list>
            <text:list-item>
              <text:p text:style-name="P199">Dämpfung OAS_Error jetzt hier</text:p>
            </text:list-item>
            <text:list-item>
              <text:p text:style-name="P199">Logging FlightStatus korrigiert</text:p>
            </text:list-item>
          </text:list>
        </text:list-item>
        <text:list-item>
          <text:p text:style-name="P200">Plane_Lib.c : MacCready-Rechnung stark überarbeitet</text:p>
        </text:list-item>
        <text:list-item>
          <text:p text:style-name="P200">Routine Sensor_Coefficients_Lib.c/.h neu</text:p>
        </text:list-item>
        <text:list-item>
          <text:p text:style-name="P200">task_BackGround.c ; </text:p>
          <text:list>
            <text:list-item>
              <text:p text:style-name="P200">Umstellungen in der Startsequenz</text:p>
            </text:list-item>
            <text:list-item>
              <text:p text:style-name="P200">Init-Plane obsolete</text:p>
            </text:list-item>
          </text:list>
        </text:list-item>
        <text:list-item>
          <text:p text:style-name="P200">task_CAN_Bus_Receiver.c : <text:span text:style-name="T169">Arie „Test_MacCready“ </text:span>viele Umbauten </text:p>
        </text:list-item>
        <text:list-item>
          <text:p text:style-name="P200">task_ImageBuilder.c : </text:p>
          <text:list>
            <text:list-item>
              <text:p text:style-name="P200">PopUpWindow neu</text:p>
            </text:list-item>
            <text:list-item>
              <text:p text:style-name="P200">g_FrontEndData.OAS_Error mit den Zeigern gedämpft</text:p>
            </text:list-item>
          </text:list>
        </text:list-item>
      </text:list>
      <text:p text:style-name="P107"/>
      <text:p text:style-name="P57"/>
      <text:p text:style-name="P63"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114460032444658" text:continue-numbering="true" text:style-name="L1">
        <text:list-item>
          <text:p text:style-name="P201">Umbau der Polaren-Rechnung</text:p>
          <text:list>
            <text:list-item>
              <text:p text:style-name="P201">Adaption von Winnies Geistesblitz, das in RealZeit zu machen, statt wie bisher durch Voabrechnung und LookUp</text:p>
            </text:list-item>
            <text:list-item>
              <text:p text:style-name="P202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203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03">Generic_Common : Parabeln jetzt im großen COMMON, waren vorher im Plane Objekt</text:p>
        </text:list-item>
        <text:list-item>
          <text:p text:style-name="P203">Generic_Types.h : neu – der Parabel_Typ xParabel_t</text:p>
        </text:list-item>
        <text:list-item>
          <text:p text:style-name="P204">Generic_FieldDescriptors.c : Programm c_PolarCurve_Check Feld-Reihenfolge geändert</text:p>
        </text:list-item>
        <text:list-item>
          <text:p text:style-name="P204">BuildWindPage.h : textuelle Fehlerkorrekturen</text:p>
        </text:list-item>
        <text:list-item>
          <text:p text:style-name="P204">Graphics_Lib.h : PaintHorizonSpeedIndicator_LU eingefügt</text:p>
        </text:list-item>
        <text:list-item>
          <text:p text:style-name="P204">Plane_Lib.h/.c : größere Veränderungen siehe oben</text:p>
        </text:list-item>
        <text:list-item>
          <text:p text:style-name="P204"><text:soft-page-break/>task_SD_Test_Integrated.h : fe<text:span text:style-name="T168">h</text:span>l<text:span text:style-name="T168">e</text:span>nde Includes ergänzt</text:p>
        </text:list-item>
        <text:list-item>
          <text:p text:style-name="P204">task_SD_Test_Integrated.c : <text:span text:style-name="T168">überflüssige Includes gelöscht</text:span></text:p>
        </text:list-item>
        <text:list-item>
          <text:p text:style-name="P204">CAN_Data_Digester.c : </text:p>
          <text:list>
            <text:list-item>
              <text:p text:style-name="P204">Anpassung an neue Polarenrechnerei</text:p>
            </text:list-item>
            <text:list-item>
              <text:p text:style-name="P204">GetCurrentPlanesWingArea und GetCurrentPlanesNakedWeight durch direkte Zugriffe ersetzt</text:p>
            </text:list-item>
          </text:list>
        </text:list-item>
        <text:list-item>
          <text:p text:style-name="P204">Config_Lib.c :</text:p>
          <text:list>
            <text:list-item>
              <text:p text:style-name="P204">ASG32 Polare verändert nach Winnies Vorgaben</text:p>
            </text:list-item>
            <text:list-item>
              <text:p text:style-name="P204">Initial-Berechnung der Referenz-Polaren eingefügt am Ende der Routinen</text:p>
            </text:list-item>
            <text:list-item>
              <text:p text:style-name="P204">verschiedene kleine Wert-Veränderungen ohne große Relevanz</text:p>
            </text:list-item>
          </text:list>
        </text:list-item>
        <text:list-item>
          <text:p text:style-name="P205">NV_Main.c : ResetConfig2MasterDefault (); verschoben</text:p>
        </text:list-item>
        <text:list-item>
          <text:p text:style-name="P205">task_BackGround,c : Init_Plane durch Adapt_Coefficiens ersetzt</text:p>
        </text:list-item>
        <text:list-item>
          <text:p text:style-name="P205"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114460686692899" text:continue-numbering="true" text:style-name="L1">
        <text:list-item>
          <text:p text:style-name="P206">Über alles : str… in portable_str...</text:p>
        </text:list-item>
        <text:list-item>
          <text:p text:style-name="P208"><text:span text:style-name="T164">Generic_CAN_Ids</text:span> <text:s/><text:span text:style-name="T164">erweitert um Ids für den Datenverkehr FE zu Sensorik</text:span></text:p>
        </text:list-item>
        <text:list-item>
          <text:p text:style-name="P210">Umbau der Prozesse, so dass CAN_Data_Digester als Subroutine voon ImageBuilder läuft</text:p>
        </text:list-item>
        <text:list-item>
          <text:p text:style-name="P210">Neue Felder / obsolete Felder : Generic_Const / Generic_Types</text:p>
          <text:list>
            <text:list-item>
              <text:p text:style-name="P210">c_Sensor_SetUp neu</text:p>
            </text:list-item>
            <text:list-item>
              <text:p text:style-name="P210">c_Mean_ClimbRate_Tau obsolet</text:p>
            </text:list-item>
            <text:list-item>
              <text:p text:style-name="P210">c_Audio_On_Interval obsolet</text:p>
            </text:list-item>
            <text:list-item>
              <text:p text:style-name="P210">c_Audio_Off_Interval obsolet</text:p>
            </text:list-item>
            <text:list-item>
              <text:p text:style-name="P210">c_Var_Show_LocalAvrge</text:p>
            </text:list-item>
            <text:list-item>
              <text:p text:style-name="P210">c_Tau_Sensor_Vario neu</text:p>
            </text:list-item>
            <text:list-item>
              <text:p text:style-name="P210">c_Tau_Sensor_Glide neu</text:p>
            </text:list-item>
            <text:list-item>
              <text:p text:style-name="P210">c_Tau_Sensor_Switch neu</text:p>
            </text:list-item>
            <text:list-item>
              <text:p text:style-name="P210">c_Sensor_Yaw_Correction neu</text:p>
            </text:list-item>
          </text:list>
        </text:list-item>
        <text:list-item>
          <text:p text:style-name="P206">Generic_FieldDescriptors.c :</text:p>
          <text:list>
            <text:list-item>
              <text:p text:style-name="P206">Adaptionen für die vorgenannten neuen und alten Felder</text:p>
            </text:list-item>
            <text:list-item>
              <text:p text:style-name="P206">Änderung von vielen Literalen in der Tabelle (alles deutsch !)</text:p>
            </text:list-item>
          </text:list>
        </text:list-item>
        <text:list-item>
          <text:p text:style-name="P206">LogNError_Output_Lib.c :</text:p>
          <text:list>
            <text:list-item>
              <text:p text:style-name="P206">Fehlerkorreektur</text:p>
            </text:list-item>
            <text:list-item>
              <text:p text:style-name="P206">Anpassung der Signalunterdrückungszeit</text:p>
            </text:list-item>
          </text:list>
        </text:list-item>
        <text:list-item>
          <text:p text:style-name="P206">PrgNav_Lib.c : </text:p>
          <text:list>
            <text:list-item>
              <text:p text:style-name="P206">Überarbeitung der Programmfortschaltung</text:p>
            </text:list-item>
            <text:list-item>
              <text:p text:style-name="P206">Vorbereitung für Sensor-Parameter-Übergabe</text:p>
            </text:list-item>
          </text:list>
        </text:list-item>
        <text:list-item>
          <text:p text:style-name="P206">task_MMI.c : Korrektur am Ende der Routine : ErrorOutput nur in Menue-Programmen</text:p>
        </text:list-item>
        <text:list-item>
          <text:p text:style-name="P206">CAN_Data_Digester. Statt task_CAN_Data_Digester</text:p>
        </text:list-item>
        <text:list-item>
          <text:p text:style-name="P211">task_BackGround : <text:span text:style-name="T165">Vorbereitung für Sensor-Parameter-Übergabe</text:span></text:p>
        </text:list-item>
        <text:list-item>
          <text:p text:style-name="P211">task_CAN_Bus_Receiver.c : </text:p>
          <text:list>
            <text:list-item>
              <text:p text:style-name="P207">Vorbereitung für Sensor-Parameter-Übergabe</text:p>
            </text:list-item>
            <text:list-item>
              <text:p text:style-name="P211">Synchronisation mit task_ImageBuilder</text:p>
            </text:list-item>
          </text:list>
        </text:list-item>
        <text:list-item>
          <text:p text:style-name="P211">task_CAN_Bus_Sender.c : <text:span text:style-name="T165">Vorbereitung für Sensor-Parameter-Übergabe</text:span></text:p>
        </text:list-item>
        <text:list-item>
          <text:p text:style-name="P211">task_ImageBuilder.c : </text:p>
          <text:list>
            <text:list-item>
              <text:p text:style-name="P211">Aufruf von <text:span text:style-name="T165">CAN_Data_Digester </text:span></text:p>
            </text:list-item>
            <text:list-item>
              <text:p text:style-name="P211">Synchronisation mit task_CAN_Bus_Receiver.c</text:p>
            </text:list-item>
          </text:list>
        </text:list-item>
      </text:list>
      <text:p text:style-name="P128"/>
      <text:p text:style-name="P128"><text:soft-page-break/></text:p>
      <text:p text:style-name="P128">01.01.2022 Version 0.6.1</text:p>
      <text:p text:style-name="P62"/>
      <text:list xml:id="list114460207502749" text:continue-numbering="true" text:style-name="L1">
        <text:list-item>
          <text:p text:style-name="P212">Error correction in table for program control</text:p>
        </text:list-item>
        <text:list-item>
          <text:p text:style-name="P212">PrgNav_Lib.c : Error correction in rourines Next/Prev/Program</text:p>
        </text:list-item>
        <text:list-item>
          <text:p text:style-name="P212">Correction troughout many modules for color handling</text:p>
        </text:list-item>
        <text:list-item>
          <text:p text:style-name="P212">Correction troughout many modules : Inversion Normal Expert / Mode</text:p>
        </text:list-item>
        <text:list-item>
          <text:p text:style-name="P209"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/>
      <text:list xml:id="list114460987758057" text:continue-numbering="true" text:style-name="L1">
        <text:list-item>
          <text:p text:style-name="P208">Competition Mode handling changed in conjunction with Expert/Normal Mode handling</text:p>
        </text:list-item>
        <text:list-item>
          <text:p text:style-name="P208">Program switch adjusted to new requirements from mode changes</text:p>
        </text:list-item>
        <text:list-item>
          <text:p text:style-name="P208">Color theme handling now in real time (instead of compile time)</text:p>
        </text:list-item>
        <text:list-item>
          <text:p text:style-name="P402"><text:span text:style-name="T80">V</text:span><text:span text:style-name="T75">arious corrections on the way (eye candies, subtle tiny errors)</text:span></text:p>
        </text:list-item>
      </text:list>
      <text:p text:style-name="P106"/>
      <text:p text:style-name="P106"/>
      <text:p text:style-name="P53"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114460460399836" text:continue-numbering="true" text:style-name="L1">
        <text:list-item>
          <text:p text:style-name="P213">I2C.c : Dumping Q content if restart (Maxens idea to avoid I2C crash)</text:p>
        </text:list-item>
        <text:list-item>
          <text:p text:style-name="P216">Portable_Utils.c :</text:p>
          <text:list>
            <text:list-item>
              <text:p text:style-name="P382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82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16">ADC : Corrections in initialization, faulkty pin assignments</text:p>
        </text:list-item>
        <text:list-item>
          <text:p text:style-name="P217">Box_Lib.c : mod status and sel status separated, also in</text:p>
          <text:list>
            <text:list-item>
              <text:p text:style-name="P217">Generic_const.h</text:p>
            </text:list-item>
          </text:list>
        </text:list-item>
        <text:list-item>
          <text:p text:style-name="P217">Log file handling now in SD_Handler</text:p>
        </text:list-item>
        <text:list-item>
          <text:p text:style-name="P217">SD_Handler : SD function codes expanded</text:p>
        </text:list-item>
        <text:list-item>
          <text:p text:style-name="P217">SD_Card_Lib.c : </text:p>
          <text:list>
            <text:list-item>
              <text:p text:style-name="P217">New SD_CARD_File_Rename</text:p>
            </text:list-item>
            <text:list-item>
              <text:p text:style-name="P217">Chnages for Logfile Handling (mounted … )</text:p>
            </text:list-item>
          </text:list>
        </text:list-item>
        <text:list-item>
          <text:p text:style-name="P217">LogNError_OutPut_Lib.c : massive changes</text:p>
        </text:list-item>
        <text:list-item>
          <text:p text:style-name="P217">PrgNav_Lib.c : Changed due to separation of selectability and focus</text:p>
        </text:list-item>
        <text:list-item>
          <text:p text:style-name="P217">Buzzer <text:s text:c="2"/>re-activated</text:p>
        </text:list-item>
        <text:list-item>
          <text:p text:style-name="P403"><text:span text:style-name="T76">task_IO_FrontEnd : </text:span><text:span text:style-name="T75">Changes to make multi-signal commands possible (pushed turn etc)</text:span></text:p>
        </text:list-item>
        <text:list-item>
          <text:p text:style-name="P217">Task_MMI : refelcting above changes to FrontEnd</text:p>
        </text:list-item>
        <text:list-item>
          <text:p text:style-name="P218">Config_Lib.c : various changes, not very relevant,</text:p>
        </text:list-item>
        <text:list-item>
          <text:p text:style-name="P218">Graphics_Lib.c : Position of various little fields in Vario. Horizon, etc</text:p>
        </text:list-item>
        <text:list-item>
          <text:p text:style-name="P218">NV_Main : Cleansing code in data check routines</text:p>
        </text:list-item>
        <text:list-item>
          <text:p text:style-name="P218">Plane_Lib.c : Umstellungen im Logging</text:p>
        </text:list-item>
        <text:list-item>
          <text:p text:style-name="P218">task_BackGriund : </text:p>
          <text:list>
            <text:list-item>
              <text:p text:style-name="P218">Start sequence re-write</text:p>
            </text:list-item>
            <text:list-item>
              <text:p text:style-name="P218">massive changes to ADC calls – scale corrections</text:p>
            </text:list-item>
          </text:list>
        </text:list-item>
        <text:list-item>
          <text:p text:style-name="P219">task_CAN_Data_Digester : trigger for LogFile renaming</text:p>
        </text:list-item>
        <text:list-item>
          <text:p text:style-name="P219">task_ImageBuilder : changes to jump back mechanism</text:p>
        </text:list-item>
        <text:list-item>
          <text:p text:style-name="P219">task_SD_Handler : logging introduced</text:p>
          <text:p text:style-name="P213"/>
        </text:list-item>
      </text:list>
      <text:p text:style-name="P51"/>
      <text:p text:style-name="P51"><text:soft-page-break/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114460799269499" text:continue-numbering="true" text:style-name="L1">
        <text:list-item>
          <text:p text:style-name="P383"><text:span text:style-name="T77">new </text:span><text:span text:style-name="T76">task_IO_FrontEnd, </text:span><text:span text:style-name="T77">fully integrated</text:span></text:p>
        </text:list-item>
        <text:list-item>
          <text:p text:style-name="P214">Portable_Utils.h/.c : Corrections in routines</text:p>
          <text:list>
            <text:list-item>
              <text:p text:style-name="P214">DateTimeReConvert</text:p>
            </text:list-item>
            <text:list-item>
              <text:p text:style-name="P214">Portable_IntraDay_TimeDiff</text:p>
            </text:list-item>
            <text:list-item>
              <text:p text:style-name="P215">(Counted_)PreFix_Char</text:p>
            </text:list-item>
          </text:list>
        </text:list-item>
        <text:list-item>
          <text:p text:style-name="P220">stm32f4xx_HAL_MSP.c : Corrections in ADC initialization</text:p>
        </text:list-item>
        <text:list-item>
          <text:p text:style-name="P220">PopUp Window when changing Vario/SC Volumes and MacCready setting</text:p>
        </text:list-item>
        <text:list-item>
          <text:p text:style-name="P220">Throughout : Obsolete Local_CR_Average deleted wherever neccessary</text:p>
        </text:list-item>
        <text:list-item>
          <text:p text:style-name="P220">LogBook : LandingTime in grey, when still in flight</text:p>
        </text:list-item>
        <text:list-item>
          <text:p text:style-name="P220">Graphics_LIB.c : PileWindow new</text:p>
        </text:list-item>
        <text:list-item>
          <text:p text:style-name="P220">task_BackGround : </text:p>
          <text:list>
            <text:list-item>
              <text:p text:style-name="P220">scale factor corrected (??)</text:p>
            </text:list-item>
            <text:list-item>
              <text:p text:style-name="P220">Button 5 <text:tab/>load factory data</text:p>
            </text:list-item>
            <text:list-item>
              <text:p text:style-name="P220">Button 4 <text:tab/>reset logbook</text:p>
            </text:list-item>
          </text:list>
        </text:list-item>
        <text:list-item>
          <text:p text:style-name="P384"><text:span text:style-name="T78">task_ImageBuilder : Adaption of more tasks to rejump schema from Menue pages</text:span><text:span text:style-name="T76"><text:line-break/></text:span></text:p>
        </text:list-item>
      </text:list>
      <text:p text:style-name="P105"/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114462041705872" text:continue-numbering="true" text:style-name="L1">
        <text:list-item>
          <text:p text:style-name="P221">Introduction Encoder and Button driver based on pure „C“ </text:p>
          <text:list>
            <text:list-item>
              <text:p text:style-name="P221">new : RotaryEncoderTIM4/5</text:p>
            </text:list-item>
            <text:list-item>
              <text:p text:style-name="P221">obsolete and deleted : encoder_driver.h/cpp</text:p>
            </text:list-item>
            <text:list-item>
              <text:p text:style-name="P221">obsolete and deleted : button_driver.h/cpp, user_input.h/cpp</text:p>
            </text:list-item>
            <text:list-item>
              <text:p text:style-name="P221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21">Features are not yet used</text:p>
            </text:list-item>
          </text:list>
        </text:list-item>
        <text:list-item>
          <text:p text:style-name="P221">At least part of Klausens SD driver crash remedy integrated (under scrutiny)</text:p>
          <text:list>
            <text:list-item>
              <text:p text:style-name="P222">FreeRTOSConfig.h</text:p>
            </text:list-item>
            <text:list-item>
              <text:p text:style-name="P222">System_Configuration.h</text:p>
            </text:list-item>
            <text:list-item>
              <text:p text:style-name="P222">stm32f4xx_hal_qspi.c</text:p>
            </text:list-item>
            <text:list-item>
              <text:p text:style-name="P222">stm32f4xx_ll_fmc.c</text:p>
            </text:list-item>
          </text:list>
        </text:list-item>
        <text:list-item>
          <text:p text:style-name="P221">Newer version of RTOS integrated</text:p>
        </text:list-item>
        <text:list-item>
          <text:p text:style-name="P222">Portable_Utils.h/c : portable_strcut</text:p>
        </text:list-item>
        <text:list-item>
          <text:p text:style-name="P222">Major change : Introduction of task_SD_Handler, performing all uSD IO, <text:line-break/>management via dedicated Q</text:p>
        </text:list-item>
        <text:list-item>
          <text:p text:style-name="P222">task_IO_FrontEnde : total re-write</text:p>
        </text:list-item>
        <text:list-item>
          <text:p text:style-name="P223">evaluation of „g_ConfigData.LoggingOn“ now concentrated in „Perform_Log_OutPut“</text:p>
        </text:list-item>
        <text:list-item>
          <text:p text:style-name="P223">PrgNav_Lib.c : Handling of „<text:span text:style-name="T151">EXCLUDE_FUNCTIONS_NOT_ALLOWED_IN_COMPETITION“ </text:span>is now fitted seamlessly</text:p>
        </text:list-item>
        <text:list-item>
          <text:p text:style-name="P223">SD_Card_Lib.c reduced to pure code and streamlined, all mutex and delay stuff removed.</text:p>
        </text:list-item>
        <text:list-item>
          <text:p text:style-name="P223">Config_Lib.c now augmented to „ForceConfig2NormalModeDefault“, to be used in case Expert and Normal Mode are changed</text:p>
        </text:list-item>
        <text:list-item>
          <text:p text:style-name="P223">BuildLogBookPage.c reworked</text:p>
        </text:list-item>
        <text:list-item>
          <text:p text:style-name="P224">task_BackGround : </text:p>
          <text:list>
            <text:list-item>
              <text:p text:style-name="P224">scaling for ADC voltage reworked, still a problem</text:p>
            </text:list-item>
            <text:list-item>
              <text:p text:style-name="P224">start sequence reworked</text:p>
            </text:list-item>
          </text:list>
        </text:list-item>
      </text:list>
      <text:p text:style-name="P104"><text:soft-page-break/></text:p>
      <text:p text:style-name="P104"/>
      <text:p text:style-name="P104"/>
      <text:p text:style-name="P50"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114460906105769" text:continue-numbering="true" text:style-name="L1">
        <text:list-item>
          <text:p text:style-name="P225">Introduction : LogBook as graphics page</text:p>
          <text:list>
            <text:list-item>
              <text:p text:style-name="P225">I2C_Handler</text:p>
            </text:list-item>
            <text:list-item>
              <text:p text:style-name="P225">Gener<text:span text:style-name="T158">i</text:span>c_Const</text:p>
            </text:list-item>
            <text:list-item>
              <text:p text:style-name="P225">BuildLogBookPage</text:p>
            </text:list-item>
            <text:list-item>
              <text:p text:style-name="P226"><text:span text:style-name="T158">task_MMI</text:span><text:span text:style-name="T157"><text:tab/></text:span></text:p>
            </text:list-item>
            <text:list-item>
              <text:p text:style-name="P225">Generic_LogBookMgmnt.c</text:p>
            </text:list-item>
            <text:list-item>
              <text:p text:style-name="P228">task_ImageBuilder</text:p>
            </text:list-item>
            <text:list-item>
              <text:p text:style-name="P228">task_CAN_Bus_Digester</text:p>
            </text:list-item>
          </text:list>
        </text:list-item>
        <text:list-item>
          <text:p text:style-name="P226"/>
        </text:list-item>
      </text:list>
      <text:p text:style-name="P103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/>
      <text:list xml:id="list114461494228737" text:continue-numbering="true" text:style-name="L1">
        <text:list-item>
          <text:p text:style-name="P227">Sink under dynamic wingload as base to calculate AMM</text:p>
        </text:list-item>
      </text:list>
      <text:p text:style-name="P102"/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114462042784593" text:continue-numbering="true" text:style-name="L1">
        <text:list-item>
          <text:p text:style-name="P229">system_configuration.h : Bright theme obsolete, delted</text:p>
        </text:list-item>
        <text:list-item>
          <text:p text:style-name="P229">Generic_Common : </text:p>
          <text:list>
            <text:list-item>
              <text:p text:style-name="P229">g_SpeedFault <text:s/>obsolete – g_DangerMode instead</text:p>
            </text:list-item>
            <text:list-item>
              <text:p text:style-name="P229">g_ExpertMode new</text:p>
            </text:list-item>
          </text:list>
        </text:list-item>
        <text:list-item>
          <text:p text:style-name="P229">Generic_Const.h et al : New arrangement of MenuePages to mirror sequence needed by QuickStart</text:p>
        </text:list-item>
        <text:list-item>
          <text:p text:style-name="P229">BoxLib.c : Correction in AdjustColorBySelectStatus : c_Color_Focus_None</text:p>
        </text:list-item>
        <text:list-item>
          <text:p text:style-name="P229">task_MMI.c : New usage method <text:s/><text:span text:style-name="T155">(Ideas by Winnie)</text:span></text:p>
          <text:list>
            <text:list-item>
              <text:p text:style-name="P229">increase / decrease program by button 4 /3</text:p>
            </text:list-item>
            <text:list-item>
              <text:p text:style-name="P229">increase / decrease MacCready on small encoder</text:p>
            </text:list-item>
            <text:list-item>
              <text:p text:style-name="P229">increase / decrease volume (climb/cruise resp) on big encoder</text:p>
            </text:list-item>
            <text:list-item>
              <text:p text:style-name="P229">local climb average obsolete and delete</text:p>
            </text:list-item>
            <text:list-item>
              <text:p text:style-name="P229">switching between sensor average and true average by single button 5</text:p>
            </text:list-item>
          </text:list>
        </text:list-item>
        <text:list-item>
          <text:p text:style-name="P230">TurnIndicator (Pinsel) thicker</text:p>
        </text:list-item>
        <text:list-item>
          <text:p text:style-name="P230">Cancel audible alarm for n seconds by hitting &lt;ESC&gt;</text:p>
        </text:list-item>
        <text:list-item>
          <text:p text:style-name="P230">task_CAN_Data_Digester.c : </text:p>
          <text:list>
            <text:list-item>
              <text:p text:style-name="P230">untested changes to AMM mechanism</text:p>
            </text:list-item>
            <text:list-item>
              <text:p text:style-name="P230">DangerMode handling, managment of audible alarms</text:p>
            </text:list-item>
          </text:list>
        </text:list-item>
        <text:list-item>
          <text:p text:style-name="P230">task_AudioController.c : Backtrack from declining Audio during take off</text:p>
        </text:list-item>
        <text:list-item>
          <text:p text:style-name="P230">turbulence handling (not final)</text:p>
        </text:list-item>
      </text:list>
      <text:p text:style-name="P101"/>
      <text:p text:style-name="P48"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114460742151955" text:continue-numbering="true" text:style-name="L1">
        <text:list-item>
          <text:p text:style-name="P231">WindPage : Anzeige-Unterdrückung für „Wind calm“ und „N/A“</text:p>
        </text:list-item>
        <text:list-item>
          <text:p text:style-name="P231">Wind Patch obsolete, rausgenommen</text:p>
        </text:list-item>
        <text:list-item>
          <text:p text:style-name="P231">PaintVario als eigene Routine, die in BuildVarioPage und in BuildWindPage benutzt wird</text:p>
        </text:list-item>
        <text:list-item>
          <text:p text:style-name="P231">mehrere Umbauten in BuildGMeterPage : TAS und SD_Status</text:p>
        </text:list-item>
        <text:list-item>
          <text:p text:style-name="P231">PaintVarioPage zeichnet die WindPfeile nur im Flug</text:p>
        </text:list-item>
        <text:list-item>
          <text:p text:style-name="P231">PaintWindPage : jetzt mit FlightStatus und SD_Status, sowie TAS links unten, TAS Feld im <text:soft-page-break/>Zentrum ist weg</text:p>
        </text:list-item>
      </text:list>
      <text:p text:style-name="P100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/>
      <text:list xml:id="list114460335174550" text:continue-numbering="true" text:style-name="L1">
        <text:list-item>
          <text:p text:style-name="P232">NV_Main : Initial page now c_Wind</text:p>
        </text:list-item>
        <text:list-item>
          <text:p text:style-name="P232">PrgNav_Lib.c : <text:s/>Fix for c_FT_TimeOfDay</text:p>
        </text:list-item>
        <text:list-item>
          <text:p text:style-name="P232">c_TakeOff_Time, c_Landing_Time, c_Flight_Duration <text:s/>now ordinary fieds</text:p>
        </text:list-item>
        <text:list-item>
          <text:p text:style-name="P232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32">Fix for CurrentFlapsPosition</text:p>
        </text:list-item>
        <text:list-item>
          <text:p text:style-name="P232">Rearrangement of code in task_CAN_Data_Digester : flaps data input handling now in front and independent of sensor data arrival</text:p>
          <text:p text:style-name="P233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114460741181374" text:continue-numbering="true" text:style-name="L1">
        <text:list-item>
          <text:p text:style-name="P234">Generic_Const.h :</text:p>
          <text:list>
            <text:list-item>
              <text:p text:style-name="P235">c_Color_SpeedAlert_1 <text:s text:c="11"/>COLOR_DARK_YELLOW</text:p>
            </text:list-item>
            <text:list-item>
              <text:p text:style-name="P234">Inverted Row and Pattern der FlapsLEDs</text:p>
            </text:list-item>
          </text:list>
        </text:list-item>
        <text:list-item>
          <text:p text:style-name="P234">Generic_FieldDescriptors.c .</text:p>
          <text:list>
            <text:list-item>
              <text:p text:style-name="P234">c_NoOfFlapsPositions</text:p>
            </text:list-item>
            <text:list-item>
              <text:p text:style-name="P234">c_FlapsLEDPattInverted</text:p>
            </text:list-item>
            <text:list-item>
              <text:p text:style-name="P234">c_FlapsLEDRowInverted</text:p>
            </text:list-item>
            <text:list-item>
              <text:p text:style-name="P234">c_SR_HiPass_Tau</text:p>
            </text:list-item>
          </text:list>
        </text:list-item>
        <text:list-item>
          <text:p text:style-name="P234">Generic_Type.h : SR_HiPass_Tau</text:p>
        </text:list-item>
        <text:list-item>
          <text:p text:style-name="P234">BuildGMeter.c : Alignments of PaintGForceData</text:p>
        </text:list-item>
        <text:list-item>
          <text:p text:style-name="P234">PaintGForceData changed</text:p>
        </text:list-item>
        <text:list-item>
          <text:p text:style-name="P234">task_CAN_Bus_Receiver : New Turbulence based on SR, not NettoAcceleration</text:p>
        </text:list-item>
        <text:list-item>
          <text:p text:style-name="P234">task_CAN_Bus_Sender : </text:p>
          <text:list>
            <text:list-item>
              <text:p text:style-name="P234">Changes for Row and Pattern Inversion</text:p>
            </text:list-item>
            <text:list-item>
              <text:p text:style-name="P234">FlapsData now sent every 5 msecs</text:p>
            </text:list-item>
          </text:list>
          <text:p text:style-name="P234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114460440848299" text:continue-numbering="true" text:style-name="L1">
        <text:list-item>
          <text:p text:style-name="P236">Wegfall c_GPS_ClimbRate_Tau</text:p>
        </text:list-item>
        <text:list-item>
          <text:p text:style-name="P236">Aufrüstung PaintGForceData : Turbulenz, TAS</text:p>
        </text:list-item>
        <text:list-item>
          <text:p text:style-name="P236">Korrektur an Klausen Wind Patch</text:p>
        </text:list-item>
      </text:list>
      <text:p text:style-name="P44"/>
      <text:p text:style-name="P44"/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114461473361855" text:continue-numbering="true" text:style-name="L1">
        <text:list-item>
          <text:p text:style-name="P237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114461979555540" text:continue-numbering="true" text:style-name="L1">
        <text:list-item>
          <text:p text:style-name="P238"><text:soft-page-break/>Klausens 1. Verbesserung am BA-Display-Treiber</text:p>
        </text:list-item>
        <text:list-item>
          <text:p text:style-name="P238">Einführung Farbschema dunkel versus hell, nur über Präprozessor Anweisung</text:p>
        </text:list-item>
        <text:list-item>
          <text:p text:style-name="P242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42">G-Meter Einführung : </text:p>
          <text:list>
            <text:list-item>
              <text:p text:style-name="P242">Common-<text:span text:style-name="T147">s</text:span></text:p>
            </text:list-item>
            <text:list-item>
              <text:p text:style-name="P242">Generic_Const.h</text:p>
            </text:list-item>
            <text:list-item>
              <text:p text:style-name="P243">task_MMI.c</text:p>
            </text:list-item>
            <text:list-item>
              <text:p text:style-name="P243">task_CAN_Bus_Receiver.c</text:p>
            </text:list-item>
          </text:list>
        </text:list-item>
        <text:list-item>
          <text:p text:style-name="P242">Umbau des fzt-Formats : </text:p>
          <text:list>
            <text:list-item>
              <text:p text:style-name="P242">Überlange Zeile beseitigt</text:p>
            </text:list-item>
            <text:list-item>
              <text:p text:style-name="P242">c_No_Of_Items_PlaneType_File = 14</text:p>
            </text:list-item>
            <text:list-item>
              <text:p text:style-name="P243">Plane_lib.c</text:p>
            </text:list-item>
          </text:list>
        </text:list-item>
        <text:list-item>
          <text:p text:style-name="P242">Farb-Management :</text:p>
          <text:list>
            <text:list-item>
              <text:p text:style-name="P242">Generic_Const.h</text:p>
            </text:list-item>
            <text:list-item>
              <text:p text:style-name="P242">Box_Lib.c</text:p>
            </text:list-item>
            <text:list-item>
              <text:p text:style-name="P243">BuildHorizonPage.c</text:p>
            </text:list-item>
            <text:list-item>
              <text:p text:style-name="P243">Graphics_Lib.c</text:p>
            </text:list-item>
            <text:list-item>
              <text:p text:style-name="P243">BuildRebootPage.c</text:p>
            </text:list-item>
            <text:list-item>
              <text:p text:style-name="P243">BuildTurnIndicatorPage.c</text:p>
            </text:list-item>
            <text:list-item>
              <text:p text:style-name="P243">BuildVarioPage.cBuildWindPage.c</text:p>
            </text:list-item>
          </text:list>
        </text:list-item>
        <text:list-item>
          <text:p text:style-name="P242">SD_Card_Lib.c : Umbauten für <text:s/>USE_SD_MUTEX, SD_CARD_DELAY <text:s/>!! <text:span text:style-name="T147">Aber ZZ keine der Optionen im Spiel !!!!!!!!</text:span></text:p>
        </text:list-item>
        <text:list-item>
          <text:p text:style-name="P243"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114460377148815" text:continue-numbering="true" text:style-name="L1">
        <text:list-item>
          <text:p text:style-name="P240">Einführung WindPage zusätzlich zu VarioPage</text:p>
        </text:list-item>
        <text:list-item>
          <text:p text:style-name="P244">Generic_CAN_Ids.H für FrontEdnd to Sensor : Synchronisation der Mulation</text:p>
        </text:list-item>
        <text:list-item>
          <text:p text:style-name="P244">Generic_Const.h : </text:p>
          <text:list>
            <text:list-item>
              <text:p text:style-name="P244">Konstanten for WindPage</text:p>
            </text:list-item>
            <text:list-item>
              <text:p text:style-name="P245">Reihenfolge der Programme umgestellt</text:p>
            </text:list-item>
          </text:list>
        </text:list-item>
        <text:list-item>
          <text:p text:style-name="P246">task_Backgriund : </text:p>
          <text:list>
            <text:list-item>
              <text:p text:style-name="P246">Umstellungen der Versatzstücke in der Startphase</text:p>
            </text:list-item>
            <text:list-item>
              <text:p text:style-name="P246">Einbau Logging in der Startphase</text:p>
            </text:list-item>
          </text:list>
        </text:list-item>
        <text:list-item>
          <text:p text:style-name="P246">task_CAN_Bus_Sender : Queue und Sendung für Sensor</text:p>
        </text:list-item>
        <text:list-item>
          <text:p text:style-name="P246">task_CAN_Data_Digester : <text:s/>Einbau Logging </text:p>
        </text:list-item>
        <text:list-item>
          <text:p text:style-name="P246">task:ImageBuilder : Adjust_Scale als Routine isoliert</text:p>
        </text:list-item>
      </text:list>
      <text:p text:style-name="P40"/>
      <text:p text:style-name="P40"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114461066607202" text:continue-numbering="true" text:style-name="L1">
        <text:list-item>
          <text:p text:style-name="P247">Log-Outputs ausgeweitet, dazu verschiedene Texten in Generic_FieldDescriptors.h/.c eingebaut</text:p>
        </text:list-item>
        <text:list-item>
          <text:p text:style-name="P247">SD_Card_Lib : Wait States über eine Compile Time Variable ein/ausschaltbar</text:p>
        </text:list-item>
        <text:list-item>
          <text:p text:style-name="P247">task_MMI : Logging für neue Commands (unvollständig)</text:p>
        </text:list-item>
        <text:list-item>
          <text:p text:style-name="P247">Plane_lib : Output und Loggings umgebaut</text:p>
        </text:list-item>
        <text:list-item>
          <text:p text:style-name="P247">task_BackGround : Logging timestamp jede Sekunden</text:p>
        </text:list-item>
        <text:list-item>
          <text:p text:style-name="P247">task_CAN_Data_Digester : Logging für FlightStatusChange und ClimbStatusChange</text:p>
        </text:list-item>
        <text:list-item>
          <text:p text:style-name="P247">task_ImageBuilder : Logging für Änderung der Max Skala</text:p>
          <text:p text:style-name="P247"/>
        </text:list-item>
      </text:list>
      <text:p text:style-name="P99"><text:soft-page-break/></text:p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114461268049600" text:continue-numbering="true" text:style-name="L1">
        <text:list-item>
          <text:p text:style-name="P248">Einbauten für PWM Display-Helligkeitssteuerung, <text:span text:style-name="T140">erfolgreich</text:span></text:p>
          <text:list>
            <text:list-item>
              <text:p text:style-name="P251">Generic_CAN_Ids.h <text:span text:style-name="T142">Umsortierung, so dass die langen Signale am Anfang der Liste stehen</text:span></text:p>
            </text:list-item>
            <text:list-item>
              <text:p text:style-name="P253">LogNError_OutPut_Lib.c</text:p>
              <text:list>
                <text:list-item>
                  <text:p text:style-name="P253">Vermeidung von doppelten Signalen per &lt;SignalLastEvocation[cmaxSigId];&gt;</text:p>
                </text:list-item>
                <text:list-item>
                  <text:p text:style-name="P253">Umbau PushSignal</text:p>
                </text:list-item>
                <text:list-item>
                  <text:p text:style-name="P253">Verlagerung von Output_to_SDCard_Log nach task-BackGround</text:p>
                </text:list-item>
              </text:list>
            </text:list-item>
          </text:list>
        </text:list-item>
        <text:list-item>
          <text:p text:style-name="P253">Generic_FieldDescriptors : Neues Feld &lt;c_Signal_Volume&gt;</text:p>
        </text:list-item>
        <text:list-item>
          <text:p text:style-name="P253">Generic_Types : Umorganisation des ConfigData Commons wegen des neuen Feldes</text:p>
        </text:list-item>
        <text:list-item>
          <text:p text:style-name="P253">Änderungen in PrgNav_Lib zur Vermeidung von doppelten Signalen</text:p>
        </text:list-item>
        <text:list-item>
          <text:p text:style-name="P253">SD_Card_Lib : wied<text:span text:style-name="T143">e</text:span>r waits eingebaut</text:p>
        </text:list-item>
      </text:list>
      <text:p text:style-name="P98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114461501080273" text:continue-numbering="true" text:style-name="L1">
        <text:list-item>
          <text:p text:style-name="P249">Einbauten für PWM Display-Helligkeitssteuerung, <text:span text:style-name="T140">erfolgreich</text:span></text:p>
          <text:list>
            <text:list-item>
              <text:p text:style-name="P252">PW_SetValue neu</text:p>
            </text:list-item>
            <text:list-item>
              <text:p text:style-name="P252">Generic_CAN_Ids.h : </text:p>
              <text:list>
                <text:list-item>
                  <text:p text:style-name="P252">c_CAN_Id_Wind : Definition überarbeitet</text:p>
                </text:list-item>
                <text:list-item>
                  <text:p text:style-name="P252">c_CAN_Id_Flaps_Status : LEDDutyCycle</text:p>
                </text:list-item>
              </text:list>
            </text:list-item>
            <text:list-item>
              <text:p text:style-name="P252">Beide COMMON...h</text:p>
              <text:list>
                <text:list-item>
                  <text:p text:style-name="P252">g_LCD_BackGround_DutyCycle</text:p>
                </text:list-item>
              </text:list>
            </text:list-item>
          </text:list>
        </text:list-item>
        <text:list-item>
          <text:p text:style-name="P252">SD_Card_Lib : c_Wait_4_Last_Disk_IO_2_Finish</text:p>
        </text:list-item>
        <text:list-item>
          <text:p text:style-name="P254">PaintFlapsSetting : <text:span text:style-name="T140">Now color-coded</text:span></text:p>
        </text:list-item>
        <text:list-item>
          <text:p text:style-name="P254">task_BackGround : <text:span text:style-name="T140">now includes Brightness Control of LCD</text:span></text:p>
        </text:list-item>
        <text:list-item>
          <text:p text:style-name="P254"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56">task_CAN_Data_Digester : elaborated comments</text:p>
        </text:list-item>
      </text:list>
      <text:p text:style-name="P97"/>
      <text:p text:style-name="P97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114460595617434" text:continue-numbering="true" text:style-name="L1">
        <text:list-item>
          <text:p text:style-name="P250">Einbauten für PWM Display-Helligkeitssteuerung, bisher nicht erfolgreich</text:p>
        </text:list-item>
        <text:list-item>
          <text:p text:style-name="P257">System_Configuration.h : W<text:span text:style-name="T138">e</text:span>gfall Horsts_Preferences</text:p>
        </text:list-item>
        <text:list-item>
          <text:p text:style-name="P257">Wegfall aller Referenzen auf Chevron</text:p>
        </text:list-item>
        <text:list-item>
          <text:p text:style-name="P255">Umbauten in task_BackGround im ADC Part</text:p>
        </text:list-item>
        <text:list-item>
          <text:p text:style-name="P255"><text:span text:style-name="T138">einige</text:span> Taus jetzt bis auf 0.0 steuerbar</text:p>
        </text:list-item>
        <text:list-item>
          <text:p text:style-name="P255"/>
        </text:list-item>
      </text:list>
      <text:p text:style-name="P96"/>
      <text:p text:style-name="P96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/>
      <text:list xml:id="list114461404121744" text:continue-numbering="true" text:style-name="L1">
        <text:list-item>
          <text:p text:style-name="P258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259">Portable_Utils.c : Korrekturen an &lt;portable_ftoa&gt;</text:p>
        </text:list-item>
        <text:list-item>
          <text:p text:style-name="P260">Generic_Const.h :</text:p>
          <text:list>
            <text:list-item>
              <text:p text:style-name="P260">Wegfall &lt;SmoothPointer&gt;</text:p>
            </text:list-item>
            <text:list-item>
              <text:p text:style-name="P260">Neu &lt;c_CurrentFlapsSetting&gt;</text:p>
            </text:list-item>
          </text:list>
        </text:list-item>
        <text:list-item>
          <text:p text:style-name="P260"><text:soft-page-break/>Generic_Types.h</text:p>
          <text:list>
            <text:list-item>
              <text:p text:style-name="P260">&lt;cMin/MaxAirSpeed&gt; verändert</text:p>
            </text:list-item>
            <text:list-item>
              <text:p text:style-name="P261">OAS_Error jetzt float</text:p>
            </text:list-item>
          </text:list>
        </text:list-item>
        <text:list-item>
          <text:p text:style-name="P261">Generic_FieldDescriptors.c : </text:p>
          <text:list>
            <text:list-item>
              <text:p text:style-name="P261">Verschiedene Programm-Umorganisationen</text:p>
            </text:list-item>
            <text:list-item>
              <text:p text:style-name="P262">Generell : TAUs jetzt float mit Möglichkeit den Wert auf Null zusetzen. Dann ist das Tau = 1.0 und es findet keine Dämpfung statt</text:p>
            </text:list-item>
            <text:list-item>
              <text:p text:style-name="P262">Wegfall : &lt;SmootPointer&gt;</text:p>
            </text:list-item>
            <text:list-item>
              <text:p text:style-name="P263">SD_Card_Lib.c : Wilde Delays , sehr unbefriedigend</text:p>
            </text:list-item>
          </text:list>
        </text:list-item>
        <text:list-item>
          <text:p text:style-name="P264">BuildVarioPage.c : </text:p>
          <text:list>
            <text:list-item>
              <text:p text:style-name="P264">Neu &lt;PaintSpeedComm<text:span text:style-name="T139">an</text:span>dBar&gt;</text:p>
            </text:list-item>
            <text:list-item>
              <text:p text:style-name="P265">Wegfall : Anzeiger der Dreiecke für Klappenfehler</text:p>
            </text:list-item>
          </text:list>
        </text:list-item>
      </text:list>
      <text:p text:style-name="P95"/>
      <text:p text:style-name="P95"/>
      <text:p text:style-name="P95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114460557475442" text:continue-numbering="true" text:style-name="L1">
        <text:list-item>
          <text:p text:style-name="P404"><text:span text:style-name="T73">I</text:span><text:span text:style-name="T57">O_Exp_Lib.c : Wegfall IOExp_Init und IOExp_DeInit</text:span></text:p>
        </text:list-item>
        <text:list-item>
          <text:p text:style-name="P266">Portable_Utils.c : neue Routine &lt;InvertBitsInAByte&gt;</text:p>
        </text:list-item>
        <text:list-item>
          <text:p text:style-name="P267">Generic_CAN_Ids : Einführung &lt;c_CAN_Id_Flaps_Status&gt;, Übermittlung der Steuerdaten für die LED-Leiste</text:p>
        </text:list-item>
        <text:list-item>
          <text:p text:style-name="P268">Generic_Common : neu &lt;g_FlapsFlashControl&gt;</text:p>
        </text:list-item>
        <text:list-item>
          <text:p text:style-name="P269">Generic_Const.h : </text:p>
          <text:list>
            <text:list-item>
              <text:p text:style-name="P269">Einführung der Kontrollbits für die LED-Leiste</text:p>
            </text:list-item>
            <text:list-item>
              <text:p text:style-name="P270">Einführung Signal_Mute</text:p>
            </text:list-item>
          </text:list>
        </text:list-item>
        <text:list-item>
          <text:p text:style-name="P271">Wegfall PushAlarm</text:p>
        </text:list-item>
        <text:list-item>
          <text:p text:style-name="P272">Generic_Field_Descriptors.c : Neues Feld &lt;c_Signal_Mute&gt;</text:p>
        </text:list-item>
        <text:list-item>
          <text:p text:style-name="P273">Prg_Nav_Lib.c : </text:p>
          <text:list>
            <text:list-item>
              <text:p text:style-name="P273">&lt;DateTimeToString&gt; ersetzt Code-Strecke</text:p>
            </text:list-item>
            <text:list-item>
              <text:p text:style-name="P274">Kommentierung für Verständnis</text:p>
            </text:list-item>
          </text:list>
        </text:list-item>
        <text:list-item>
          <text:p text:style-name="P275">Graphics_Lib.c : </text:p>
          <text:list>
            <text:list-item>
              <text:p text:style-name="P275">&lt;PaintVoltage&gt; neu</text:p>
            </text:list-item>
            <text:list-item>
              <text:p text:style-name="P405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76">BuildVarioPage.c : Veränderung/Vereinfachung nach Verlagerung der KlappenLEDLeiste ins Audio</text:p>
        </text:list-item>
        <text:list-item>
          <text:p text:style-name="P277">Config_Lib.c :</text:p>
          <text:list>
            <text:list-item>
              <text:p text:style-name="P277">Wegfall &lt;VMC&gt;, &lt;VMO&gt;, &lt;VNE&gt;</text:p>
            </text:list-item>
            <text:list-item>
              <text:p text:style-name="P406"><text:span text:style-name="T72">A</text:span><text:span text:style-name="T57">SG32 statt DG800</text:span></text:p>
            </text:list-item>
          </text:list>
        </text:list-item>
        <text:list-item>
          <text:p text:style-name="P278">NV_Main erweiter für Test der Config-Common-Größe auf 4 Byte Alignement</text:p>
        </text:list-item>
        <text:list-item>
          <text:p text:style-name="P279">Plane_Lib.c : Korrektur an &lt;OptFlapsSettingFor&gt;</text:p>
        </text:list-item>
        <text:list-item>
          <text:p text:style-name="P280">task_CAN_Bus_Sender.c : sendet jetzt autonom die neuesten Flaps-Setting-Daten ans Audio</text:p>
        </text:list-item>
        <text:list-item>
          <text:p text:style-name="P281">task_CAN_Data_Digester.c : Steuerung der Flaps-LED-Parameter</text:p>
        </text:list-item>
      </text:list>
      <text:p text:style-name="P94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/>
      <text:p text:style-name="P33"><text:span text:style-name="T134">Diese Version sollte so stabil sein, dass sie in die Flugzeuge kann !!</text:span><text:span text:style-name="T93"><text:line-break/></text:span></text:p>
      <text:list xml:id="list114461490729356" text:continue-numbering="true" text:style-name="L1">
        <text:list-item>
          <text:p text:style-name="P282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283"><text:soft-page-break/>heap_tlsf.c : Anpassung Heap (Klaus)</text:p>
        </text:list-item>
        <text:list-item>
          <text:p text:style-name="P284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285">Generic_Common … : Ausdünnungen : RadioQId + Time_Reception_Mutex + g_deferred_actio_timer</text:p>
        </text:list-item>
        <text:list-item>
          <text:p text:style-name="P286">Generic_Types.h : </text:p>
          <text:list>
            <text:list-item>
              <text:p text:style-name="P286">Anpassungen in den Qs</text:p>
            </text:list-item>
            <text:list-item>
              <text:p text:style-name="P286">Sensor_WD et al : jetzt float, war uint32_t</text:p>
            </text:list-item>
          </text:list>
        </text:list-item>
        <text:list-item>
          <text:p text:style-name="P286">Einführung G-Meter min/max</text:p>
        </text:list-item>
        <text:list-item>
          <text:p text:style-name="P286">Log_OutPut_Lib.h/<text:span text:style-name="T126">c : Neue Routine &lt;Queue_2_SDCard_Log&gt;</text:span></text:p>
        </text:list-item>
        <text:list-item>
          <text:p text:style-name="P286"><text:span text:style-name="T127">Generic_</text:span>FieldDescriptors.c :</text:p>
          <text:list>
            <text:list-item>
              <text:p text:style-name="P287">neue Einheit : „g“</text:p>
            </text:list-item>
            <text:list-item>
              <text:p text:style-name="P287">Wind Data Page : neue Felder</text:p>
            </text:list-item>
            <text:list-item>
              <text:p text:style-name="P288">neues Feld &lt;MinG&gt;</text:p>
            </text:list-item>
          </text:list>
        </text:list-item>
        <text:list-item>
          <text:p text:style-name="P289"><text:span text:style-name="T128">t</text:span>ask_IO_FrontEnd.<text:span text:style-name="T128">c : Event Logging</text:span></text:p>
        </text:list-item>
        <text:list-item>
          <text:p text:style-name="P289">task_MMI.c : <text:span text:style-name="T128">Event Logging</text:span></text:p>
        </text:list-item>
        <text:list-item>
          <text:p text:style-name="P289">BuildVarioPage.c : <text:span text:style-name="T129">Steuerung der Chevrons und Klappen-Dreiecke umgebaut</text:span></text:p>
        </text:list-item>
        <text:list-item>
          <text:p text:style-name="P290">Plane_Lib.c : </text:p>
          <text:list>
            <text:list-item>
              <text:p text:style-name="P291">Defaults zur Klappenmimik nach dem Laden</text:p>
            </text:list-item>
            <text:list-item>
              <text:p text:style-name="P291">Korrektur bei OptFlapsSettingFor</text:p>
            </text:list-item>
          </text:list>
        </text:list-item>
        <text:list-item>
          <text:p text:style-name="P291">task_AudioController.c : <text:span text:style-name="T130">Korrektur für AudioClimbModeInCruise</text:span></text:p>
        </text:list-item>
        <text:list-item>
          <text:p text:style-name="P291">task_BackGround.c : <text:span text:style-name="T131">Umbau zum Server für Log_OutPut</text:span></text:p>
        </text:list-item>
        <text:list-item>
          <text:p text:style-name="P291">task_CAN_Bus_Receiver.c : <text:span text:style-name="T132">Große Umbauten zur Testunterstützung, muss im Release unwirksam sein</text:span></text:p>
        </text:list-item>
        <text:list-item>
          <text:p text:style-name="P291">task_CAN_Bus_Sender.c : <text:span text:style-name="T133">Korrektur ClimbMode</text:span></text:p>
        </text:list-item>
        <text:list-item>
          <text:p text:style-name="P291">task_CAN_Data_Digester.c : </text:p>
          <text:list>
            <text:list-item>
              <text:p text:style-name="P292">G-Meter</text:p>
            </text:list-item>
            <text:list-item>
              <text:p text:style-name="P293">Bedingung für FlightStatusCounter--; → Landungserkennung geändert !!!!</text:p>
            </text:list-item>
            <text:list-item>
              <text:p text:style-name="P294">Größere Umbauten und Korrekturen an der Windrechnung wegen Umstellung von uint32_t auf float</text:p>
            </text:list-item>
          </text:list>
        </text:list-item>
      </text:list>
      <text:p text:style-name="P93"/>
      <text:p text:style-name="P93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114460783171384" text:continue-numbering="true" text:style-name="L1">
        <text:list-item>
          <text:p text:style-name="P295">main.h : Anpassung Prios</text:p>
        </text:list-item>
        <text:list-item>
          <text:p text:style-name="P295">FatFs_API\src\fats_platform.c : Einbau von Zeitstufen, um beim Einlegen einer usd-Karte FlipFlopSituationen zu vermeiden.</text:p>
        </text:list-item>
        <text:list-item>
          <text:p text:style-name="P296">Generic_Conts.h, Generic_Types, Generic_Field_Descriptors.c : <text:line-break/>Einführung von zwei neuen Feldern : RMSTurbulence und MaxG</text:p>
        </text:list-item>
        <text:list-item>
          <text:p text:style-name="P297">Config_Lib : ForceSDSave, Turbulence_Tau, FlapsLL, FlapsUL verändert</text:p>
        </text:list-item>
        <text:list-item>
          <text:p text:style-name="P298">Plane_Lib.c : Force behavior as fixed wind plane without flaps, <text:span text:style-name="T120">war vorher in task_BackGround .c</text:span></text:p>
        </text:list-item>
        <text:list-item>
          <text:p text:style-name="P299">task_CAN_Bus_Receiver</text:p>
          <text:list>
            <text:list-item>
              <text:p text:style-name="P299">Fehlerbeseitigung : Ausbau des vTaskDelay aus dem Test</text:p>
            </text:list-item>
            <text:list-item>
              <text:p text:style-name="P299">g_CanBusDataXfer_wSensor_established <text:s/>- <text:span text:style-name="T121">jetzt nur noch nach im Empfang <text:s/>der Euler-Winkel</text:span></text:p>
            </text:list-item>
            <text:list-item>
              <text:p text:style-name="P300">Dämpfung bei AmPressure und AmbDensity eingebaut</text:p>
            </text:list-item>
            <text:list-item>
              <text:p text:style-name="P300">Einbau RMSTurbiulence und MaxG (experimentell)</text:p>
            </text:list-item>
            <text:list-item>
              <text:p text:style-name="P301">Schleppzeiger für g_ConfigData.FlapsLL und g_ConfigData.FlapsUL</text:p>
            </text:list-item>
          </text:list>
        </text:list-item>
        <text:list-item>
          <text:p text:style-name="P301">task_CAN_Data_Digester.c : FlapsSpread</text:p>
        </text:list-item>
        <text:list-item>
          <text:p text:style-name="P302">task_ImageBuilder von Flaps-Gedöns befreit</text:p>
        </text:list-item>
      </text:list>
      <text:p text:style-name="P92"><text:soft-page-break/></text:p>
      <text:p text:style-name="P92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114461823083460" text:continue-numbering="true" text:style-name="L1">
        <text:list-item>
          <text:p text:style-name="P385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114460526338767" text:continue-numbering="true" text:style-name="L1">
        <text:list-item>
          <text:p text:style-name="P303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03">Generic_Signature.c : Länge von 5 auf 4 korrigiert<text:line-break/><text:line-break/></text:p>
        </text:list-item>
      </text:list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114460915673212" text:continue-numbering="true" text:style-name="L1">
        <text:list-item>
          <text:p text:style-name="P386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04">Vario_Zeiger_Tau wieder eingeführt</text:p>
        </text:list-item>
        <text:list-item>
          <text:p text:style-name="P305">passiv (aus BL): Veränderungen in Flash_F4xx_Lib.c</text:p>
        </text:list-item>
      </text:list>
      <text:p text:style-name="P29"/>
      <text:p text:style-name="P91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2680367320" text:style-name="L2">
        <text:list-item>
          <text:p text:style-name="P407"><text:span text:style-name="T58">E</text:span><text:span text:style-name="T57">inbau Totband in Flaps Sensorik</text:span></text:p>
        </text:list-item>
        <text:list-item>
          <text:p text:style-name="P306">Generic_Consts: c_FlapsSpread eingeführt</text:p>
        </text:list-item>
        <text:list-item>
          <text:p text:style-name="P306">Generic_Types : g_ConfigData.FlapsLL und -UL eingeführt</text:p>
        </text:list-item>
        <text:list-item>
          <text:p text:style-name="P408"><text:span text:style-name="T57">Generic_FieldDescriptor : neues Feld <text:s/></text:span><text:span text:style-name="T65">c_FlapsSpread</text:span></text:p>
        </text:list-item>
        <text:list-item>
          <text:p text:style-name="P408"><text:span text:style-name="T65">C</text:span><text:span text:style-name="T57">onfig_LIB : g_ConfigData.FlapsLL/UL</text:span></text:p>
        </text:list-item>
        <text:list-item>
          <text:p text:style-name="P409"><text:span text:style-name="T66">Plane</text:span><text:span text:style-name="T57">_LIB : g_ConfigData.FlapsLL/UL</text:span></text:p>
        </text:list-item>
        <text:list-item>
          <text:p text:style-name="P307">task_ImageBuilder : Sonderbehandlung für Programm c_Flaps_Control</text:p>
        </text:list-item>
      </text:list>
      <text:p text:style-name="P90"/>
      <text:p text:style-name="P90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14500704573815" text:continue-numbering="true" text:style-name="L2">
        <text:list-item>
          <text:p text:style-name="P387"><text:span text:style-name="T58">c_Vario_Zeiger_Tau </text:span><text:span text:style-name="T64">obsolete, deleted</text:span></text:p>
        </text:list-item>
        <text:list-item>
          <text:p text:style-name="P308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10"><text:span text:style-name="T64">G</text:span><text:span text:style-name="T57">eneric_FieldDescriptors.c : viele optische Korrekturen an den Anzeige -Texten</text:span></text:p>
        </text:list-item>
        <text:list-item>
          <text:p text:style-name="P309">Überarbeitung/Straffung von PrgNav_Lib im Kontext ChangeValue</text:p>
        </text:list-item>
        <text:list-item>
          <text:p text:style-name="P310">NV_Main : Straffung der Struktur Checks</text:p>
        </text:list-item>
        <text:list-item>
          <text:p text:style-name="P310">Plane_LIB : kann jetzt zwei Formate verarbeiten (temporär)</text:p>
        </text:list-item>
        <text:list-item>
          <text:p text:style-name="P311">Alle bisherigen fzt-s überarbeitet aufs neue Format gehoben</text:p>
        </text:list-item>
      </text:list>
      <text:p text:style-name="P90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114500831620031" text:continue-numbering="true" text:style-name="L2">
        <text:list-item>
          <text:p text:style-name="P312">Beim SystemStart Taste oben gedrückt halten führt zum Rücksetzen auf MasterDefaultCinfigData.</text:p>
        </text:list-item>
        <text:list-item>
          <text:p text:style-name="P411"><text:soft-page-break/><text:span text:style-name="T40">F</text:span><text:span text:style-name="T38">arbgebung für Alarmzustände überarbeitet</text:span></text:p>
          <text:list>
            <text:list-item>
              <text:p text:style-name="P312">VarioFarben</text:p>
              <text:list>
                <text:list-item>
                  <text:p text:style-name="P412"><text:span text:style-name="T38">Gelb<text:tab/>: </text:span><text:span text:style-name="T41">Überschreitung VRA</text:span></text:p>
                </text:list-item>
                <text:list-item>
                  <text:p text:style-name="P413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12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13">Umbau auf neue Notierung der Wölbklappenstellungen</text:p>
          <text:list>
            <text:list-item>
              <text:p text:style-name="P416">Convention : </text:p>
              <text:list>
                <text:list-item>
                  <text:p text:style-name="P412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412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313">Anpassung der Routinen in Plane_Lib</text:p>
        </text:list-item>
        <text:list-item>
          <text:p text:style-name="P314">Neue Routinen in Portable_Utils :</text:p>
          <text:list>
            <text:list-item>
              <text:p text:style-name="P314"><text:s text:c="2"/>uint32_t <text:s/>MakeLOCFromUTCTinme <text:s text:c="6"/>( uint32_t GPS_date_time, int8_t <text:s/>UTC_Offset );</text:p>
            </text:list-item>
            <text:list-item>
              <text:p text:style-name="P314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15">Reduktion auf 3 SpeedAlert s</text:p>
        </text:list-item>
        <text:list-item>
          <text:p text:style-name="P315">VarioPage : Positionierung der Items über den Feldern neu justiert</text:p>
        </text:list-item>
        <text:list-item>
          <text:p text:style-name="P316">LogNError_OutPut_lib : </text:p>
          <text:list>
            <text:list-item>
              <text:p text:style-name="P316">neue Routine PushAlarm</text:p>
            </text:list-item>
            <text:list-item>
              <text:p text:style-name="P318">Start_Log_Output erwitert : Jetzt mit Datum und Zeit-Ausgabe</text:p>
            </text:list-item>
            <text:list-item>
              <text:p text:style-name="P318">Output_2_SDCard_Log ebenfalls um Zeit-Ausgabe erwitert (ms)</text:p>
            </text:list-item>
          </text:list>
        </text:list-item>
        <text:list-item>
          <text:p text:style-name="P317">Fehlerkorrektur in SD_Card_lib : SD_Card_File_Delete</text:p>
        </text:list-item>
        <text:list-item>
          <text:p text:style-name="P319">Umbau PrgNav_Lib : Nutzung de neuen ZeitString-Routinen</text:p>
        </text:list-item>
        <text:list-item>
          <text:p text:style-name="P319">Explanation Sonderfälle : Fehlerausgabe auskommentiert</text:p>
        </text:list-item>
        <text:list-item>
          <text:p text:style-name="P320">task_MMI : Vereinfachung durch ChanceValue Routine</text:p>
        </text:list-item>
        <text:list-item>
          <text:p text:style-name="P321">BuildVarioPage : <text:span text:style-name="T114">R</text:span>eduction au<text:span text:style-name="T114">f</text:span> 3 SpeedAlerts</text:p>
        </text:list-item>
        <text:list-item>
          <text:p text:style-name="P322">Config_Lib : MasterDefaults für DG800b/18m verbessert</text:p>
        </text:list-item>
        <text:list-item>
          <text:p text:style-name="P323">Plane_Lib : </text:p>
          <text:list>
            <text:list-item>
              <text:p text:style-name="P323">Korrekturen <text:span text:style-name="T114">in der String-Behandlung</text:span></text:p>
            </text:list-item>
            <text:list-item>
              <text:p text:style-name="P323"><text:span text:style-name="T114">J</text:span>etzt Flugzeugtyp-Bezeichnungen mit Sonderzeichen erlaubt</text:p>
            </text:list-item>
            <text:list-item>
              <text:p text:style-name="P324">Routine CurrentFlapsPosition an das neue fzt-Format angepasst </text:p>
            </text:list-item>
          </text:list>
        </text:list-item>
        <text:list-item>
          <text:p text:style-name="P324">Erweiterung task_BackGround für User-Interaction für Start mit Master-Default Werten</text:p>
        </text:list-item>
        <text:list-item>
          <text:p text:style-name="P325">task_CAN-Data_Digester : Reduktion auf 3 SpeedAlerts</text:p>
        </text:list-item>
      </text:list>
      <text:p text:style-name="P26"/>
      <text:p text:style-name="P24"/>
      <text:p text:style-name="P26"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114501306029104" text:continue-numbering="true" text:style-name="L2">
        <text:list-item>
          <text:p text:style-name="P326">System ist jetzt fest gegen uSD Wechsel</text:p>
          <text:list>
            <text:list-item>
              <text:p text:style-name="P326">uSD kann im laufenden Betrieb eingeführt werden und arbeitet ok</text:p>
            </text:list-item>
            <text:list-item>
              <text:p text:style-name="P326">Wenn die uSD im lauufenden Betrieb entfernt wird, erfolgt ein Neustart</text:p>
            </text:list-item>
          </text:list>
        </text:list-item>
        <text:list-item>
          <text:p text:style-name="P326">Wenn keine uSD im Slot ist, erscheint auf der Vario-Seite in der oberen rechten Ecke ein Hinweis</text:p>
        </text:list-item>
        <text:list-item>
          <text:p text:style-name="P327">SD_Card_Lib : Routine &lt;SD_Link_and_Mount&gt; erweietert zu &lt;SD_Test_Link_and_Mount&gt;</text:p>
          <text:list>
            <text:list-item>
              <text:p text:style-name="P327">alle entsprechenden Referenzen angepasst</text:p>
            </text:list-item>
          </text:list>
        </text:list-item>
        <text:list-item>
          <text:p text:style-name="P388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17"><text:span text:style-name="T42">BuildVarioPage : Paint_SD_Status </text:span><text:span text:style-name="T55">(residiert in Graphics_Lib.c)</text:span></text:p>
        </text:list-item>
      </text:list>
      <text:p text:style-name="P89"/>
      <text:p text:style-name="P89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114500487226949" text:continue-numbering="true" text:style-name="L2">
        <text:list-item>
          <text:p text:style-name="P328">I2C Handler : Variable &lt;g_I2C_Init_count&gt; obsolete und entfernt</text:p>
          <text:list>
            <text:list-item>
              <text:p text:style-name="P329"><text:soft-page-break/>auch in NV_Main</text:p>
            </text:list-item>
          </text:list>
        </text:list-item>
        <text:list-item>
          <text:p text:style-name="P330">Variable &lt;g_deferred_action_counter&gt; <text:span text:style-name="T109">obsolete und entfernt</text:span></text:p>
          <text:list>
            <text:list-item>
              <text:p text:style-name="P329">auch in task_BackGround</text:p>
            </text:list-item>
          </text:list>
        </text:list-item>
        <text:list-item>
          <text:p text:style-name="P330">task_Buzzer : HighWaterMark eingeführt</text:p>
        </text:list-item>
        <text:list-item>
          <text:p text:style-name="P331">task_IO_FrontEnd : StackSize von 128 auf 64 reduziert</text:p>
        </text:list-item>
        <text:list-item>
          <text:p text:style-name="P332">task_CAN_Bus_Sender : HighWaterMark eingeführt</text:p>
        </text:list-item>
      </text:list>
      <text:p text:style-name="P24"/>
      <text:p text:style-name="P24"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114501499121408" text:continue-numbering="true" text:style-name="L2">
        <text:list-item>
          <text:p text:style-name="P333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35">Ausgabe der Flugzeugpolare ok</text:p>
        </text:list-item>
        <text:list-item>
          <text:p text:style-name="P336">alle Referenzen auf &lt;DBGLogger&gt; gelöscht</text:p>
        </text:list-item>
        <text:list-item>
          <text:p text:style-name="P336">alle Referenzen auf &lt;SDCLogger&gt; auf &lt;Logger&gt; <text:s/>umgebaut</text:p>
        </text:list-item>
        <text:list-item>
          <text:p text:style-name="P337">alle COMMON-Variablen bezügl &lt;Plane_Lib&gt; nach eben dort versch oben</text:p>
        </text:list-item>
        <text:list-item>
          <text:p text:style-name="P337">Generic_FieldDescriptor um die Text-Konstanen für &lt;Plane_Lib&gt; angereichert</text:p>
        </text:list-item>
        <text:list-item>
          <text:p text:style-name="P338">generell : &lt;MaxGlideRatio&gt; in &lt;MaxLoD&gt; umbenannt</text:p>
        </text:list-item>
        <text:list-item>
          <text:p text:style-name="P339">LogNError_OutPut um die Ropurinen &lt;Start_Log_OutPut&gt; und &lt;Perform_Log_OutPut&gt; erweitert</text:p>
        </text:list-item>
        <text:list-item>
          <text:p text:style-name="P339">SD_Card_Lib um delete-Funktion erweiert</text:p>
        </text:list-item>
        <text:list-item>
          <text:p text:style-name="P340">task_Buzzer : Stack auf 256 reduziert</text:p>
        </text:list-item>
        <text:list-item>
          <text:p text:style-name="P341">Config_Lib / Flugzeugparameter um MaxTakeOffWeight und MaxBallast erweitert</text:p>
        </text:list-item>
        <text:list-item>
          <text:p text:style-name="P342">Plane_lib : Einbau der Ausgabe-Routinen, auch um <text:span text:style-name="T106">MaxTakeOffWeight und MaxBallast erweitert</text:span></text:p>
          <text:p text:style-name="P343"/>
        </text:list-item>
      </text:list>
      <text:p text:style-name="P23"/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114501277346872" text:continue-numbering="true" text:style-name="L2">
        <text:list-item>
          <text:p text:style-name="P334">TurbulenceValue ist jetzt eine Variable in g_SensorData</text:p>
        </text:list-item>
        <text:list-item>
          <text:p text:style-name="P344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45"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46"><text:span text:style-name="T99">Noch einmal Änderungen an der Programm-Struktur </text:span><text:span text:style-name="T100">(Experts_Setup, Experimental)</text:span></text:p>
        </text:list-item>
        <text:list-item>
          <text:p text:style-name="P352">GPS_UTC_Offset jetzt int8_t</text:p>
        </text:list-item>
        <text:list-item>
          <text:p text:style-name="P353">Buzzer wieder aktiviert</text:p>
        </text:list-item>
        <text:list-item>
          <text:p text:style-name="P347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54">Config_Lib.c : Einbau Turbulence-Variablen</text:p>
        </text:list-item>
        <text:list-item>
          <text:p text:style-name="P355">task_BackGround : Verhinderung unsinniger Programmsituationen, wenn keine uSD gesteckt ist oder wenn ein Flugzeugtyp ohne Klappen benutzt wird.</text:p>
        </text:list-item>
        <text:list-item>
          <text:p text:style-name="P356">task_CAN_Bus_Receiver : Turbulence</text:p>
        </text:list-item>
        <text:list-item>
          <text:p text:style-name="P356">task_CAN_Data_Digester : Turbulence</text:p>
        </text:list-item>
        <text:list-item>
          <text:p text:style-name="P348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/text:p>
      <text:list xml:id="list114501716378572" text:continue-numbering="true" text:style-name="L2">
        <text:list-item>
          <text:p text:style-name="P357">Überarbeitung Menue-Schema</text:p>
        </text:list-item>
        <text:list-item>
          <text:p text:style-name="P358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59">Überarbeitung der Nenue-Seite &lt;Polar-Curve-Check&gt;</text:p>
        </text:list-item>
        <text:list-item>
          <text:p text:style-name="P349"><text:span text:style-name="T95">Einbau Turbulenz-Überwachung (experimentell)</text:span><text:line-break/><text:soft-pag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114500504118409" text:continue-numbering="true" text:style-name="L2">
        <text:list-item>
          <text:p text:style-name="P350">General-Umbau der Eingabe-Mimik mit dem Ziel, die Folgen einer Wertveränderung in Realzeit zu sehen, anstatt, wie vorher, immer auf das Abspeichern warten zu müssen.</text:p>
        </text:list-item>
        <text:list-item>
          <text:p text:style-name="P350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51">Beide Paradigmen führen zum gleichen Ergebnis, aber das neue Paradigma ist wesentlich benutzer-freundlich.</text:p>
        </text:list-item>
        <text:list-item>
          <text:p text:style-name="P360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389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61">PrgNav_Lib.c wurde aufgebohrt : </text:p>
          <text:list>
            <text:list-item>
              <text:p text:style-name="P361">Unset_Selected und Set_Selected ersetzen Select und DeSelecht</text:p>
            </text:list-item>
            <text:list-item>
              <text:p text:style-name="P361">ChangeValue ist jetzt die zentrale und einzige Rourine zum Ändern von Werten</text:p>
            </text:list-item>
            <text:list-item>
              <text:p text:style-name="P362">Save_Old_Value und Restore_Old_Value sind neu (siehe Paradigmenwechsel).</text:p>
            </text:list-item>
          </text:list>
        </text:list-item>
        <text:list-item>
          <text:p text:style-name="P363">task_Buzzer ist weider da</text:p>
        </text:list-item>
        <text:list-item>
          <text:p text:style-name="P363">Umbau der Programmstruktur (noch tentativ)</text:p>
        </text:list-item>
        <text:list-item>
          <text:p text:style-name="P364">task_MMI : Paradigmenwechsel</text:p>
        </text:list-item>
        <text:list-item>
          <text:p text:style-name="P390"><text:span text:style-name="T52">NV_Main : neue Struktur-Tests</text:span><text:span text:style-name="T47"><text:line-break/></text:span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114500455122808" text:continue-numbering="true" text:style-name="L2">
        <text:list-item>
          <text:p text:style-name="P391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65">Wirksamkeit nach DeSelect wird ersetzt durch Wirksamkeit während der Eingabe</text:p>
            </text:list-item>
            <text:list-item>
              <text:p text:style-name="P366">Alter Wert wird beim Select gespeichert und bei Escape wieder eingespielt.<text:line-break/></text:p>
            </text:list-item>
          </text:list>
        </text:list-item>
      </text:list>
      <text:p text:style-name="P22"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114501693883950" text:continue-numbering="true" text:style-name="L2">
        <text:list-item>
          <text:p text:style-name="P392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114501362787268" text:continue-numbering="true" text:style-name="L2">
        <text:list-item>
          <text:p text:style-name="P367">Einlesen der neuen Polaren funktioniert</text:p>
        </text:list-item>
        <text:list-item>
          <text:p text:style-name="P393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68">Anzahl der einlesbaren Items auf 8 begrenzt, war auf 9, ist in BL noch nicht umgesetzt</text:p>
        </text:list-item>
        <text:list-item>
          <text:p text:style-name="P369">Portable_Utils : portable_atof korrigiert</text:p>
        </text:list-item>
        <text:list-item>
          <text:p text:style-name="P394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><text:soft-page-break/></text:p>
      <text:list xml:id="list114501374025729" text:continue-numbering="true" text:style-name="L2">
        <text:list-item>
          <text:p text:style-name="P395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114501094536629" text:continue-numbering="true" text:style-name="L2">
        <text:list-item>
          <text:p text:style-name="P370">Präprozessor Direktive SHORT_DEFER_TIME eingeführt als Testunterstützung</text:p>
        </text:list-item>
        <text:list-item>
          <text:p text:style-name="P371"><text:span text:style-name="T85">Präprozessor Direktive </text:span><text:span text:style-name="T88">SD_AVAILABLE entfernt</text:span></text:p>
        </text:list-item>
        <text:list-item>
          <text:p text:style-name="P373">Portable_Utils : portable_memcmp liefert jetzt int16_t statt uint16_t </text:p>
        </text:list-item>
        <text:list-item>
          <text:p text:style-name="P374">Kern der Routine wurde korrigiert, damit jetzt positive oder negative Indices zurückgeliefetr werden, die auf das erste unterschiedliche Byte weisen</text:p>
        </text:list-item>
        <text:list-item>
          <text:p text:style-name="P418">g_no_of_fzt_files_found <text:span text:style-name="T86">eingeführt</text:span></text:p>
        </text:list-item>
        <text:list-item>
          <text:p text:style-name="P420">Generic_Const : SHORT_DEFER_TIME</text:p>
        </text:list-item>
        <text:list-item>
          <text:p text:style-name="P421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396">SD_Card_Wait_Mutex <text:span text:style-name="T87">wieder eingeführt</text:span></text:p>
        </text:list-item>
        <text:list-item>
          <text:p text:style-name="P425">SD_Card_Lib: größere Umbauten wegen der Mutex-Anbindung, konsequente Umstellung auf ASSERT</text:p>
        </text:list-item>
        <text:list-item>
          <text:p text:style-name="P426">Plane_Lib : bekam neue Member-Routine : ReadPlaneDataFromSD</text:p>
        </text:list-item>
        <text:list-item>
          <text:p text:style-name="P427">task_BackGround : liest die Liste der fzt-Files von der uSD.</text:p>
        </text:list-item>
        <text:list-item>
          <text:p text:style-name="P428"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/>
      <text:list xml:id="list114500913287582" text:continue-numbering="true" text:style-name="L2">
        <text:list-item>
          <text:p text:style-name="P372">auf dem Weg zum Einlesen von Polarendaten</text:p>
        </text:list-item>
        <text:list-item>
          <text:p text:style-name="P419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14500864302697" text:continue-numbering="true" text:style-name="L2">
        <text:list-item>
          <text:p text:style-name="P415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14">Anzeigealgo für die Wölbklappe geändert :</text:p>
          <text:list>
            <text:list-item>
              <text:p text:style-name="P423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24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22">OAS_Error &gt; 0 zu langsam, schneller werden <text:s text:c="3"/>Flaps zu positiv <text:s text:c="11"/>→ Flip Flop</text:p>
            </text:list-item>
            <text:list-item>
              <text:p text:style-name="P424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22">OAS_Error &lt; 0 zu schnell, langsamer werden <text:s text:c="3"/>Flaps zu positiv <text:s text:c="11"/>→ Flip Flop</text:p>
            </text:list-item>
            <text:list-item>
              <text:p text:style-name="P422">Beim Kurbeln, keine Vorschläge für Wölbklappen (Dreiecke) , keine Chevrons</text:p>
            </text:list-item>
          </text:list>
        </text:list-item>
      </text:list>
      <text:p text:style-name="P127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14501247400009" text:continue-numbering="true" text:style-name="L2">
        <text:list-item>
          <text:p text:style-name="P429">Rückbau auf ADC mit Draw Wire Poti</text:p>
        </text:list-item>
        <text:list-item>
          <text:p text:style-name="P430">Kommunikation mit Audio ok</text:p>
        </text:list-item>
        <text:list-item>
          <text:p text:style-name="P431"><text:span text:style-name="T30">AAV BaDataTypes : <text:s/>math – embedded_math if clause Einba</text:span><text:span text:style-name="T31">u</text:span></text:p>
        </text:list-item>
        <text:list-item>
          <text:p text:style-name="P432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33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34"><text:soft-page-break/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36">Generic_FieldDescriptors : Div Anpassungen (DIP-Switches, AllowSwitchBack, Wegfall LIDAR, Neubau ADC-Flaps</text:p>
        </text:list-item>
        <text:list-item>
          <text:p text:style-name="P437">Umbau I2C_Handler : bool weg, dafür uint8_t</text:p>
        </text:list-item>
        <text:list-item>
          <text:p text:style-name="P438">task_MMI : harter Sprung nach Application, ohne Umwege</text:p>
        </text:list-item>
        <text:list-item>
          <text:p text:style-name="P439">Config_Lib.c : AllowSwitchBack</text:p>
        </text:list-item>
        <text:list-item>
          <text:p text:style-name="P440">NV_Main : Anpassungen DIP-Switches</text:p>
        </text:list-item>
        <text:list-item>
          <text:p text:style-name="P441">Plane.c : ASW20</text:p>
        </text:list-item>
        <text:list-item>
          <text:p text:style-name="P442">task_CAN_Bus_Receiver.c : Anpassung an ADC und DIP-Switches</text:p>
        </text:list-item>
        <text:list-item>
          <text:p text:style-name="P435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14501296455411" text:continue-numbering="true" text:style-name="L2">
        <text:list-item>
          <text:p text:style-name="P443">SD_CARD_Mutex vereinfacht.</text:p>
        </text:list-item>
        <text:list-item>
          <text:p text:style-name="P444">Config-Switch ADC_AMBIENTLIGHT ist weggefallen.</text:p>
        </text:list-item>
        <text:list-item>
          <text:p text:style-name="P444">ADC_Lib.c/h <text:s/>so umgebaut, dass mehrere Kanäle gemessen werden können (Hilfe von Max). ABER : Das ist noch nicht die große Lösung. ZZ wird doch nur einer gemessen.</text:p>
        </text:list-item>
        <text:list-item>
          <text:p text:style-name="P444">PWM_Lib.c/h jetzt ganz rudimentär</text:p>
        </text:list-item>
        <text:list-item>
          <text:p text:style-name="P444">Portable_Utils : neue Funktion : FirstBitNoSet</text:p>
        </text:list-item>
        <text:list-item>
          <text:p text:style-name="P446">EEProm_Lib : I2C1_Init im Fall von I2C Malfunction</text:p>
        </text:list-item>
        <text:list-item>
          <text:p text:style-name="P444">main.cpp : Minimale Änderungen, notwendig aus den o.g. Änderungen</text:p>
        </text:list-item>
        <text:list-item>
          <text:p text:style-name="P445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47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47">Plane.c : Änderungen aus der sematischen Änderung Pattern → Position, <text:line-break/>Routine CurrentFlapsPosition stark verändert</text:p>
        </text:list-item>
        <text:list-item>
          <text:p text:style-name="P447">task_BackGround : Wegfall ADC_AMBIENTLIGHT</text:p>
        </text:list-item>
        <text:list-item>
          <text:p text:style-name="P448">Generic_CAN_Ids.c : Noise, Temp, Humidity</text:p>
        </text:list-item>
        <text:list-item>
          <text:p text:style-name="P449">Signature verarmt um NextAction</text:p>
        </text:list-item>
        <text:list-item>
          <text:p text:style-name="P450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14501541571835" text:continue-numbering="true" text:style-name="L2">
        <text:list-item>
          <text:p text:style-name="P451">EEProm Layout Konstanten sind umgezogen nach Generic_Const.h, deshalb war auch eine Änderungen in task_I2C_Handler.c notwendig.</text:p>
        </text:list-item>
        <text:list-item>
          <text:p text:style-name="P397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14501315478909" text:continue-numbering="true" text:style-name="L2">
        <text:list-item>
          <text:p text:style-name="P452"><text:soft-page-break/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53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14500927345876" text:continue-numbering="true" text:style-name="L2">
        <text:list-item>
          <text:p text:style-name="P398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4217162997" text:style-name="L3">
        <text:list-item>
          <text:p text:style-name="P454">CAN Protokoll jetzt mit int32_t statt float für No<text:span text:style-name="T17">rmed</text:span>_Frequency <text:line-break/>(auf Wunsch eines einzelnen Herrn)</text:p>
        </text:list-item>
        <text:list-item>
          <text:p text:style-name="P455">QNH und HomePort_Elevation sind jetzt im Zustand c_AirBorne änderbar, <text:line-break/>beides wirkt sich auf die Höhenberechnungen aus</text:p>
        </text:list-item>
        <text:list-item>
          <text:p text:style-name="P456">Audio wird nach dem Start jetzt mit Standard-Beep versorgt, bis CAN-XFER steht. Hintergrund : Nach dem Einschalten würde man sonst nicht wissen, ob das Audio mitspielt.</text:p>
        </text:list-item>
        <text:list-item>
          <text:p text:style-name="P456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14501152709000" text:continue-numbering="true" text:style-name="L3">
        <text:list-item>
          <text:p text:style-name="P457">Klausens Änderung an portable_ftoa wieder zurückgenommen</text:p>
        </text:list-item>
        <text:list-item>
          <text:p text:style-name="P457">Anpassung CAN-Datenverkehr an Wölbklappen per DGIO : Fast alle Generics ….</text:p>
        </text:list-item>
        <text:list-item>
          <text:p text:style-name="P457">Signal-Volume jetzt max ( SC_Volume, Vario_Volume ) * 1.25</text:p>
        </text:list-item>
        <text:list-item>
          <text:p text:style-name="P457">PrgNav_Lib : Modification in Flight korrigiert + Wölbklappen über DGIO</text:p>
        </text:list-item>
        <text:list-item>
          <text:p text:style-name="P457">task_MMI : Anpassungen für Wölbklappen über DGIO, Wegfall Calibration</text:p>
        </text:list-item>
        <text:list-item>
          <text:p text:style-name="P457">Layout BootPage korrigiert</text:p>
        </text:list-item>
        <text:list-item>
          <text:p text:style-name="P457">VarioPage : größere Umbauten für Übersichtlichkeit und für Wölbklappen-Mimik</text:p>
        </text:list-item>
        <text:list-item>
          <text:p text:style-name="P458">Config_lib : <text:s/><text:span text:style-name="T15">Anpassungen für Wölbklappen über DGIO</text:span></text:p>
        </text:list-item>
        <text:list-item>
          <text:p text:style-name="P458">NV_Main : <text:s/><text:span text:style-name="T15">Anpassungen für Wölbklappen über DGIO</text:span></text:p>
        </text:list-item>
        <text:list-item>
          <text:p text:style-name="P458">Plane.c : <text:s/><text:span text:style-name="T15">Anpassungen für Wölbklappen-</text:span>Mimik</text:p>
        </text:list-item>
        <text:list-item>
          <text:p text:style-name="P458">task_CAN_Receiver : <text:span text:style-name="T15">Anpassung CAN-Datenverkehr an Wölbklappen per DGIO</text:span></text:p>
        </text:list-item>
        <text:list-item>
          <text:p text:style-name="P458">task_CAN_Digester : QNH- HomePort-Elevation Handling</text:p>
        </text:list-item>
        <text:list-item>
          <text:p text:style-name="P458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14501790637656" text:continue-numbering="true" text:style-name="L3">
        <text:list-item>
          <text:p text:style-name="P459">embedded_math eingeführt (Danke Klaus)</text:p>
          <text:list>
            <text:list-item>
              <text:p text:style-name="P459">AAV BaGraphicFunctions.c angepasst</text:p>
            </text:list-item>
            <text:list-item>
              <text:p text:style-name="P460">AAV BaGeoUtils.c angepasst</text:p>
            </text:list-item>
            <text:list-item>
              <text:p text:style-name="P460"><text:soft-page-break/>AAV BaMathUtils.c angepasst</text:p>
            </text:list-item>
            <text:list-item>
              <text:p text:style-name="P462">Portable_Utils : portable_safe_tan angepasst</text:p>
            </text:list-item>
          </text:list>
        </text:list-item>
        <text:list-item>
          <text:p text:style-name="P460">Klausens Version von portable_ftoa wieder eingeführt nach Anpa<text:span text:style-name="T13">s</text:span>sung</text:p>
        </text:list-item>
        <text:list-item>
          <text:p text:style-name="P463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63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616543485" text:style-name="L4">
        <text:list-item>
          <text:p text:style-name="P461">I2C_Mutex.c/h entfernt</text:p>
        </text:list-item>
        <text:list-item>
          <text:p text:style-name="P461">Portable_Utils : strcat entfernt</text:p>
        </text:list-item>
        <text:list-item>
          <text:p text:style-name="P461">Generic_CAN_Ids.h enthält jetzt auch die Codes für Signale</text:p>
        </text:list-item>
        <text:list-item>
          <text:p text:style-name="P461">Generic_Const.h erweitert um Konstanten aus Audio<text:line-break/>Codes für Signale sind nach Generic_CAN_Ids gewandert</text:p>
        </text:list-item>
        <text:list-item>
          <text:p text:style-name="P461">task_Buzzer gelöscht, mit allen Anhängseln</text:p>
        </text:list-item>
        <text:list-item>
          <text:p text:style-name="P464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64">PrgNav_Lib.c : <text:span text:style-name="T10">verschiedene PushSignal eingebaut</text:span></text:p>
        </text:list-item>
        <text:list-item>
          <text:p text:style-name="P465">task_MMI.c : <text:span text:style-name="T10">PushSignal eingebaut</text:span></text:p>
        </text:list-item>
        <text:list-item>
          <text:p text:style-name="P467">task_CAN_Data_Digester.c : Climb Umschalter versetzt, damit der Climb-Averager über die Höhe das mit bekommt.</text:p>
        </text:list-item>
        <text:list-item>
          <text:p text:style-name="P465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14501668097405" text:continue-numbering="true" text:style-name="L4">
        <text:list-item>
          <text:p text:style-name="P466">IntCircleModeSwitch in Betrieb genommen, schaltet das Audio in den Climb-Mode, wenn eine Sollfahrt verlangt wird, die niedriger ist, als die Fahrt des besten Gleitens</text:p>
        </text:list-item>
        <text:list-item>
          <text:p text:style-name="P466">VarioPage.c AMM – Anzeigen nur wenn AirBorne</text:p>
        </text:list-item>
        <text:list-item>
          <text:p text:style-name="P466">Task-Audio_Controller.c <text:s/>: Volume Berechnung stark vereinfacht für climb und cruise,<text:line-break/>Einbau IntCircleModeSwitch</text:p>
        </text:list-item>
        <text:list-item>
          <text:p text:style-name="P466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68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14501626684055" text:continue-numbering="true" text:style-name="L4">
        <text:list-item>
          <text:p text:style-name="P469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69"><text:span text:style-name="T8">Field </text:span>Count korrigiert in Generic_Descriptor.c</text:p>
        </text:list-item>
        <text:list-item>
          <text:p text:style-name="P470"><text:soft-page-break/>FlightStatus und SavedFlightStatus auf AirBorne gesetzt beim Programmstart</text:p>
        </text:list-item>
        <text:list-item>
          <text:p text:style-name="P471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86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14501890491089" text:continue-numbering="true" text:style-name="L4">
        <text:list-item>
          <text:p text:style-name="P472">CAN Treiber jetzt mit Selbstheilung (Klaus) : Läuft wieder an nach Beleidigung</text:p>
        </text:list-item>
        <text:list-item>
          <text:p text:style-name="P472">EEProm_Lib : Selbstheilung durch Re-Init von I2C nach sproadischem I2C-Fehler</text:p>
        </text:list-item>
        <text:list-item>
          <text:p text:style-name="P472">IO_Exp_Lib : Selbstheilung durch Re-Init von I2C nach sproadischem I2C-Fehler</text:p>
        </text:list-item>
        <text:list-item>
          <text:p text:style-name="P472">Neue Funktion : Portable_IntraDay_TimeDiff für Flugzeit</text:p>
        </text:list-item>
        <text:list-item>
          <text:p text:style-name="P399">Neue Felder : Startzeit, Landezeit, Flugzeit</text:p>
        </text:list-item>
        <text:list-item>
          <text:p text:style-name="P472">FreeRTOS_wrapper.h neu : Zeile 596 (Klaus)</text:p>
        </text:list-item>
        <text:list-item>
          <text:p text:style-name="P472">Main.cpp : Bereinigung von unbenutzten Funktionen</text:p>
        </text:list-item>
        <text:list-item>
          <text:p text:style-name="P473">Generic_Const.h : Farbverwaltung jetzt (weitestgehend) zentral</text:p>
        </text:list-item>
        <text:list-item>
          <text:p text:style-name="P473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73">Fehler in Generic_Types.h beseitigt : MaxOffset muss int8_t sein statt uint8_t, kann in PrgNav_Lib.c negativ werden, führte zu unerklärlichem Verhalten beim Scrollen</text:p>
        </text:list-item>
        <text:list-item>
          <text:p text:style-name="P473">Einführung einer Variablen, um die AM-Errechnung nach Ellis ein/aus-schaltbar zu machen</text:p>
        </text:list-item>
        <text:list-item>
          <text:p text:style-name="P474">Basis der Ellis-Errechnung jetzt auf g_SensorData.Sensor_SR_Average gestellt, war vorher g_SensorData.GPS_ClimbRate, hat gezappelt</text:p>
        </text:list-item>
        <text:list-item>
          <text:p text:style-name="P400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00">Auto-SwitchBack im Zustand &lt;! OnGround&gt; wie gewohnt / &lt;<text:span text:style-name="T1">OnGround&gt; </text:span>fix nach 60 Sek</text:p>
        </text:list-item>
        <text:list-item>
          <text:p text:style-name="P400">Darstellung Wind <text:span text:style-name="T1">im Menue-Feld </text:span>nach rechts gerückt, damit keine Überschneidung mit dem Text stattfindet</text:p>
        </text:list-item>
        <text:list-item>
          <text:p text:style-name="P400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00">„The_Master_I2C_Init“ <text:span text:style-name="T2">Funktion wird nicht mehr gebraucht / gelöscht</text:span></text:p>
        </text:list-item>
        <text:list-item>
          <text:p text:style-name="P473">Neues Feld „HomePort_Elevation“</text:p>
        </text:list-item>
        <text:list-item>
          <text:p text:style-name="P473">neues Feld „Start-Zeit“</text:p>
        </text:list-item>
        <text:list-item>
          <text:p text:style-name="P473">neues Feld „Lande-Zeit“</text:p>
        </text:list-item>
        <text:list-item>
          <text:p text:style-name="P473">neues Feld „Flug_Dauer“</text:p>
        </text:list-item>
        <text:list-item>
          <text:p text:style-name="P473">neue Anzeige-Stubs in PrgVal.c dafür</text:p>
        </text:list-item>
        <text:list-item>
          <text:p text:style-name="P475">SD_Card_Lib.c : Mutex-Handling bei SD_Card_Give_Mutex korrigiert</text:p>
        </text:list-item>
        <text:list-item>
          <text:p text:style-name="P475">Generell : Portable_str… und Portable_mem… funktion durch die Original<text:span text:style-name="T20">e</text:span> ersetzt</text:p>
        </text:list-item>
        <text:list-item>
          <text:p text:style-name="P475">Handling von &lt;WakeIntvlImageBuilder&gt; in task_MMI.c geändert</text:p>
        </text:list-item>
        <text:list-item>
          <text:p text:style-name="P475">BuildVarioPage.c : Farbmanagement neu</text:p>
        </text:list-item>
        <text:list-item>
          <text:p text:style-name="P475">task_BackGround.c : Einbau der Funktion zum Reset der Config-Values</text:p>
        </text:list-item>
        <text:list-item>
          <text:p text:style-name="P475">task_CAN_Bus_Receiver : <text:span text:style-name="T4">Null-Setzung von Variablen, wenn keine Daten empfangen werden</text:span></text:p>
        </text:list-item>
        <text:list-item>
          <text:p text:style-name="P476">task_CAN_Data_Digester : </text:p>
          <text:list>
            <text:list-item>
              <text:p text:style-name="P477"><text:soft-page-break/>take_off und landing detection überarbeitet</text:p>
            </text:list-item>
            <text:list-item>
              <text:p text:style-name="P477">Erfassung &lt;HomePort-Elevation&gt;</text:p>
            </text:list-item>
            <text:list-item>
              <text:p text:style-name="P477">Nullsetzung von Variablen wenn OnGround</text:p>
            </text:list-item>
            <text:list-item>
              <text:p text:style-name="P477">Start-, Lande- und Flugzeit-Errechung eingebaut</text:p>
            </text:list-item>
            <text:list-item>
              <text:p text:style-name="P477">Automatik zuer Erkennung des FlightStatus</text:p>
            </text:list-item>
          </text:list>
        </text:list-item>
        <text:list-item>
          <text:p text:style-name="P475">task_ImageBuilder : <text:span text:style-name="T4">smoothing verändert</text:span></text:p>
        </text:list-item>
        <text:list-item>
          <text:p text:style-name="P474">Resilienz gegen ReStart-in-the-Air, HomePort_Elevation bleibt jetzt bestehen (das war ein hartes Stück Arbeit)</text:p>
        </text:list-item>
      </text:list>
      <text:p text:style-name="P87"/>
      <text:p text:style-name="P87"/>
      <text:p text:style-name="P86">05.06.2021 Version &lt;<text:span text:style-name="T7">früher&gt;</text:span></text:p>
      <text:p text:style-name="P5"/>
      <text:p text:style-name="P8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4T11:44:59.575000000</dc:date>
    <meta:editing-duration>PT12H14M37S</meta:editing-duration>
    <meta:editing-cycles>115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8" meta:paragraph-count="983" meta:word-count="6890" meta:character-count="50449" meta:non-whitespace-character-count="44881"/>
  </office:meta>
</office:document-meta>
</file>